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jpeg" manifest:full-path="Pictures/1000000000000C80000004009305DCA3.jpg"/>
  <manifest:file-entry manifest:media-type="image/jpeg" manifest:full-path="Pictures/10000000000002580000018FB151A5C8.jpg"/>
  <manifest:file-entry manifest:media-type="" manifest:full-path="Pictures/"/>
  <manifest:file-entry manifest:media-type="text/xml" manifest:full-path="Object 49/content.xml"/>
  <manifest:file-entry manifest:media-type="text/xml" manifest:full-path="Object 49/styles.xml"/>
  <manifest:file-entry manifest:media-type="application/vnd.oasis.opendocument.chart" manifest:full-path="Object 49/"/>
  <manifest:file-entry manifest:media-type="" manifest:full-path="ObjectReplacements/Object 49"/>
  <manifest:file-entry manifest:media-type="" manifest:full-path="ObjectReplacements/Object 53"/>
  <manifest:file-entry manifest:media-type="" manifest:full-path="ObjectReplacements/Object 54"/>
  <manifest:file-entry manifest:media-type="" manifest:full-path="ObjectReplacements/Object 60"/>
  <manifest:file-entry manifest:media-type="" manifest:full-path="ObjectReplacements/Object 63"/>
  <manifest:file-entry manifest:media-type="" manifest:full-path="ObjectReplacements/Object 66"/>
  <manifest:file-entry manifest:media-type="" manifest:full-path="ObjectReplacements/Object 69"/>
  <manifest:file-entry manifest:media-type="" manifest:full-path="ObjectReplacements/Object 15"/>
  <manifest:file-entry manifest:media-type="" manifest:full-path="ObjectReplacements/Object 74"/>
  <manifest:file-entry manifest:media-type="" manifest:full-path="ObjectReplacements/Object 79"/>
  <manifest:file-entry manifest:media-type="" manifest:full-path="ObjectReplacements/Object 26"/>
  <manifest:file-entry manifest:media-type="" manifest:full-path="ObjectReplacements/Object 29"/>
  <manifest:file-entry manifest:media-type="" manifest:full-path="ObjectReplacements/Object 2"/>
  <manifest:file-entry manifest:media-type="" manifest:full-path="ObjectReplacements/Object 86"/>
  <manifest:file-entry manifest:media-type="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53/content.xml"/>
  <manifest:file-entry manifest:media-type="text/xml" manifest:full-path="Object 53/styles.xml"/>
  <manifest:file-entry manifest:media-type="application/vnd.oasis.opendocument.chart" manifest:full-path="Object 53/"/>
  <manifest:file-entry manifest:media-type="text/xml" manifest:full-path="Object 54/content.xml"/>
  <manifest:file-entry manifest:media-type="text/xml" manifest:full-path="Object 54/styles.xml"/>
  <manifest:file-entry manifest:media-type="application/vnd.oasis.opendocument.chart" manifest:full-path="Object 54/"/>
  <manifest:file-entry manifest:media-type="text/xml" manifest:full-path="Object 60/content.xml"/>
  <manifest:file-entry manifest:media-type="text/xml" manifest:full-path="Object 60/styles.xml"/>
  <manifest:file-entry manifest:media-type="application/vnd.oasis.opendocument.chart" manifest:full-path="Object 60/"/>
  <manifest:file-entry manifest:media-type="text/xml" manifest:full-path="Object 63/content.xml"/>
  <manifest:file-entry manifest:media-type="text/xml" manifest:full-path="Object 63/styles.xml"/>
  <manifest:file-entry manifest:media-type="application/vnd.oasis.opendocument.chart" manifest:full-path="Object 63/"/>
  <manifest:file-entry manifest:media-type="text/xml" manifest:full-path="Object 66/content.xml"/>
  <manifest:file-entry manifest:media-type="text/xml" manifest:full-path="Object 66/styles.xml"/>
  <manifest:file-entry manifest:media-type="application/vnd.oasis.opendocument.chart" manifest:full-path="Object 66/"/>
  <manifest:file-entry manifest:media-type="text/xml" manifest:full-path="Object 69/content.xml"/>
  <manifest:file-entry manifest:media-type="text/xml" manifest:full-path="Object 69/styles.xml"/>
  <manifest:file-entry manifest:media-type="application/vnd.oasis.opendocument.chart" manifest:full-path="Object 69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text/xml" manifest:full-path="Object 74/content.xml"/>
  <manifest:file-entry manifest:media-type="text/xml" manifest:full-path="Object 74/styles.xml"/>
  <manifest:file-entry manifest:media-type="application/vnd.oasis.opendocument.chart" manifest:full-path="Object 74/"/>
  <manifest:file-entry manifest:media-type="text/xml" manifest:full-path="Object 79/content.xml"/>
  <manifest:file-entry manifest:media-type="text/xml" manifest:full-path="Object 79/styles.xml"/>
  <manifest:file-entry manifest:media-type="application/vnd.oasis.opendocument.chart" manifest:full-path="Object 79/"/>
  <manifest:file-entry manifest:media-type="text/xml" manifest:full-path="Object 26/content.xml"/>
  <manifest:file-entry manifest:media-type="text/xml" manifest:full-path="Object 26/styles.xml"/>
  <manifest:file-entry manifest:media-type="application/vnd.oasis.opendocument.chart" manifest:full-path="Object 26/"/>
  <manifest:file-entry manifest:media-type="text/xml" manifest:full-path="Object 29/content.xml"/>
  <manifest:file-entry manifest:media-type="text/xml" manifest:full-path="Object 29/styles.xml"/>
  <manifest:file-entry manifest:media-type="application/vnd.oasis.opendocument.chart" manifest:full-path="Object 29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86/content.xml"/>
  <manifest:file-entry manifest:media-type="text/xml" manifest:full-path="Object 86/styles.xml"/>
  <manifest:file-entry manifest:media-type="application/vnd.oasis.opendocument.chart" manifest:full-path="Object 86/"/>
  <manifest:file-entry manifest:media-type="text/xml" manifest:full-path="Object 30/content.xml"/>
  <manifest:file-entry manifest:media-type="text/xml" manifest:full-path="Object 30/styles.xml"/>
  <manifest:file-entry manifest:media-type="application/vnd.oasis.opendocument.chart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wrap-option="wrap"/>
    </style:style>
    <style:style style:name="gr8" style:family="graphic">
      <style:graphic-properties style:protect="size"/>
    </style:style>
    <style:style style:name="gr13" style:family="graphic" style:parent-style-name="standard">
      <style:graphic-properties draw:fill="none" draw:fill-color="#ffff99" draw:textarea-horizontal-align="center" draw:textarea-vertical-align="middle" fo:wrap-option="wrap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6" style:family="graphic" style:parent-style-name="standard">
      <style:graphic-properties draw:stroke="none" dr3d:vertical-segments="40" dr3d:backface-culling="disabled" dr3d:close-front="true" dr3d:close-back="true"/>
    </style:style>
    <style:style style:name="gr17" style:family="graphic" style:parent-style-name="standard">
      <style:graphic-properties draw:fill-color="#ffff99" draw:textarea-horizontal-align="center" draw:textarea-vertical-align="middle" fo:wrap-option="wrap"/>
    </style:style>
    <style:style style:name="gr19" style:family="graphic" style:parent-style-name="standard">
      <style:graphic-properties draw:stroke="none" dr3d:vertical-segments="13" dr3d:backface-culling="disabled" dr3d:close-front="true" dr3d:close-back="true"/>
    </style:style>
    <style:style style:name="gr20" style:family="graphic" style:parent-style-name="standard">
      <style:graphic-properties draw:stroke="none"/>
    </style:style>
    <style:style style:name="gr21" style:family="graphic" style:parent-style-name="standard">
      <style:graphic-properties draw:stroke="none" dr3d:vertical-segments="23" dr3d:backface-culling="disabled" dr3d:close-front="true" dr3d:close-back="true"/>
    </style:style>
    <style:style style:name="gr22" style:family="graphic" style:parent-style-name="standard">
      <style:graphic-properties draw:stroke="none" dr3d:vertical-segments="15" dr3d:backface-culling="disabled" dr3d:close-front="true" dr3d:close-back="true"/>
    </style:style>
    <style:style style:name="pr3" style:family="presentation" style:parent-style-name="_28_Default_29__20_Title_20_Master-title">
      <style:graphic-properties draw:fill-color="#ffffff" draw:auto-grow-height="true" fo:min-height="3.507cm" fo:wrap-option="wrap"/>
    </style:style>
    <style:style style:name="pr9" style:family="presentation" style:parent-style-name="_28_Default_29__20_Title_20_Master-notes">
      <style:graphic-properties draw:fill-color="#ffffff" draw:auto-grow-height="true" fo:min-height="11.41cm" fo:wrap-option="wrap"/>
    </style:style>
    <style:style style:name="P4" style:family="paragraph">
      <style:paragraph-properties fo:margin-left="0cm" fo:margin-right="0cm" fo:text-indent="0cm" style:punctuation-wrap="simple" style:line-break="strict" style:writing-mode="lr-tb"/>
    </style:style>
    <style:style style:name="P7" style:family="paragraph">
      <style:paragraph-properties fo:text-align="center" style:punctuation-wrap="simple" style:line-break="strict" style:writing-mode="lr-tb"/>
    </style:style>
    <style:style style:name="P10" style:family="paragraph">
      <style:paragraph-properties fo:margin-left="0.6cm" fo:margin-right="0cm" fo:text-indent="-0.6cm" style:punctuation-wrap="simple" style:line-break="strict" style:writing-mode="lr-tb"/>
    </style:style>
    <style:style style:name="P11" style:family="paragraph">
      <style:paragraph-properties text:enable-numbering="false"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text-align="center" fo:text-indent="0cm" style:punctuation-wrap="simple" style:line-break="strict" style:writing-mode="lr-tb"/>
      <style:text-properties fo:font-size="12pt" style:font-size-asian="24pt"/>
    </style:style>
    <style:style style:name="P18" style:family="paragraph">
      <style:paragraph-properties fo:text-align="center" style:punctuation-wrap="simple" style:line-break="strict" style:writing-mode="lr-tb"/>
      <style:text-properties fo:font-size="12pt"/>
    </style:style>
    <style:style style:name="T12" style:family="text">
      <style:text-properties fo:color="#000000" style:text-outline="false" fo:font-family="'Times New Roman'" style:font-family-generic="roman" style:font-pitch="variable" fo:font-size="12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2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8_Default_29__20_Title_20_Master" presentation:presentation-page-layout-name="ALT19">
        <draw:frame draw:name="Title text9" presentation:style-name="pr3" draw:text-style-name="P4" draw:layer="layout" svg:width="23.912cm" svg:height="3.507cm" svg:x="2.058cm" svg:y="8.4cm" presentation:class="title" presentation:placeholder="true">
          <draw:text-box/>
        </draw:frame>
        <draw:frame draw:name="embedded object (OLE)2" draw:style-name="gr5" draw:id="id24" draw:layer="layout" svg:width="7.998cm" svg:height="7cm" svg:x="16.181cm" svg:y="10.8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Bitmap1" draw:style-name="gr6" draw:text-style-name="P7" draw:layer="layout" svg:width="11.977cm" svg:height="9.414cm" svg:x="2.534cm" svg:y="2.311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by="360" smil:attributeName="transform" svg:type="rotat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Random Lines" presentation:preset-sub-type="Vertical" presentation:preset-class="exit">
                  <anim:transitionFilter smil:begin="0s" smil:dur="2s" smil:fill="hold" smil:targetElement="id24" smil:type="randomBarWipe" smil:subtype="vertical" smil:mode="out"/>
                  <anim:set smil:begin="2s" smil:dur="0.004s" smil:fill="hold" smil:targetElement="id24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" presentation:class="page"/>
          <draw:frame presentation:style-name="pr9" draw:text-style-name="P10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_28_Default_29__20_Title_20_Master" presentation:presentation-page-layout-name="ALT19">
        <draw:frame draw:name="Title text8" presentation:style-name="pr3" draw:text-style-name="P4" draw:layer="layout" svg:width="23.912cm" svg:height="3.507cm" svg:x="2.058cm" svg:y="8.4cm" presentation:class="title" presentation:placeholder="true">
          <draw:text-box/>
        </draw:frame>
        <draw:custom-shape draw:name="Oval1" draw:style-name="gr13" draw:text-style-name="P14" draw:id="id27" draw:layer="layout" svg:width="3.543cm" svg:height="2.729cm" svg:x="7.325cm" svg:y="12.415cm">
          <text:p text:style-name="P11"><text:span text:style-name="T12">梵蒂冈</text:span></text:p>
          <draw:enhanced-geometry svg:viewBox="0 0 10000 10000" draw:extrusion-first-light-direction="(5 0 -1)" draw:extrusion-second-light-direction="(-5 0 -1)" draw:extrusion-skew="50 -135" draw:glue-points="10800 0 3163 3163 0 10800 3163 18437 10800 21600 18437 18437 21600 10800 18437 3163" draw:text-areas="1464 1464 8535 8535" draw:type="ellipse" draw:enhanced-path="U 10800 10800 10800 10800 0 360 Z N"/>
        </draw:custom-shape>
        <dr3d:scene draw:name="3D scene1" draw:style-name="gr15" draw:id="id26" svg:width="4.218cm" svg:height="2.621cm" svg:x="15.947cm" svg:y="4.901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draw:custom-shape draw:name="5 Point1" draw:style-name="gr17" draw:text-style-name="P18" draw:id="id25" draw:layer="layout" svg:width="2.592cm" svg:height="2.184cm" svg:x="7.131cm" svg:y="5.142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dr3d:scene draw:name="3D scene2" draw:style-name="gr15" draw:id="id28" svg:width="2.869cm" svg:height="4.011cm" svg:x="16.759cm" svg:y="11.644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ox" presentation:preset-sub-type="In" presentation:preset-class="entrance">
                  <anim:set smil:begin="0s" smil:dur="0.004s" smil:fill="hold" smil:targetElement="id25" smil:attributeName="visibility" smil:to="visible"/>
                  <anim:transitionFilter smil:begin="0s" smil:dur="2s" smil:fill="hold" smil:targetElement="id25" smil:type="irisWipe" smil:subtype="rectangle" smil:direction="revers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Triangle" presentation:preset-class="motion-path">
                  <anim:animateMotion smil:begin="0s" smil:dur="2s" smil:fill="hold" smil:targetElement="id26" svg:path="M 0 0 L 0.125 0.2878 L -0.125 0.2878 L 0 0 Z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Blinds" presentation:preset-sub-type="Vertical" presentation:preset-class="entrance">
                  <anim:set smil:begin="0s" smil:dur="0.004s" smil:fill="hold" smil:targetElement="id27" smil:attributeName="visibility" smil:to="visible"/>
                  <anim:transitionFilter smil:begin="0s" smil:dur="2s" smil:fill="hold" smil:targetElement="id27" smil:type="blindsWipe" smil:subtype="vertical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Checkerboard" presentation:preset-sub-type="Vertical" presentation:preset-class="entrance">
                  <anim:set smil:begin="0s" smil:dur="0.004s" smil:fill="hold" smil:targetElement="id28" smil:attributeName="visibility" smil:to="visible"/>
                  <anim:transitionFilter smil:begin="0s" smil:dur="2s" smil:fill="hold" smil:targetElement="id28" smil:type="checkerBoardWipe" smil:subtype="vertical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" presentation:class="page"/>
          <draw:frame presentation:style-name="pr9" draw:text-style-name="P10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_28_Default_29__20_Title_20_Master" presentation:presentation-page-layout-name="ALT19">
        <draw:frame draw:name="Title text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" draw:style-name="gr6" draw:text-style-name="P7" draw:id="id29" draw:layer="layout" svg:width="11.977cm" svg:height="9.414cm" svg:x="6.962cm" svg:y="5.041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2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_28_Default_29__20_Title_20_Master" presentation:presentation-page-layout-name="ALT19">
        <draw:frame draw:name="Title text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5" draw:style-name="gr15" draw:id="id31" svg:width="4.213cm" svg:height="2.589cm" svg:x="16.162cm" svg:y="8.007cm" dr3d:transform="matrix (0.999086042996986 0.0117502820117276 0.0410975615002871 0.0240966709048644 -0.948960346573794 -0.314473545917376 0.0353048033548931 0.315176445032287 -0.948376180298135 -0.00766772068152145cm -0.0243642358498285cm -0.0216649834272053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draw:custom-shape draw:name="5 Point3" draw:style-name="gr17" draw:text-style-name="P18" draw:id="id30" draw:layer="layout" svg:width="2.592cm" svg:height="2.184cm" svg:x="8.552cm" svg:y="7.593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30" smil:by="360" smil:attributeName="transform" svg:type="rotat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Diagonal Squares" presentation:preset-sub-type="To Bottom-right" presentation:preset-class="entrance">
                  <anim:set smil:begin="0s" smil:dur="0.004s" smil:fill="hold" smil:targetElement="id31" smil:attributeName="visibility" smil:to="visible"/>
                  <anim:transitionFilter smil:begin="0s" smil:dur="2s" smil:fill="hold" smil:targetElement="id31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_28_Default_29__20_Title_20_Master" presentation:presentation-page-layout-name="ALT19">
        <draw:frame draw:name="Title text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Oval3" draw:style-name="gr13" draw:text-style-name="P14" draw:id="id32" draw:layer="layout" svg:width="3.543cm" svg:height="2.729cm" svg:x="7.492cm" svg:y="7.038cm">
          <text:p text:style-name="P11"><text:span text:style-name="T12">梵蒂冈</text:span></text:p>
          <draw:enhanced-geometry svg:viewBox="0 0 10000 10000" draw:extrusion-first-light-direction="(5 0 -1)" draw:extrusion-second-light-direction="(-5 0 -1)" draw:extrusion-skew="50 -135" draw:glue-points="10800 0 3163 3163 0 10800 3163 18437 10800 21600 18437 18437 21600 10800 18437 3163" draw:text-areas="1464 1464 8535 8535" draw:type="ellipse" draw:enhanced-path="U 10800 10800 10800 10800 0 360 Z N"/>
        </draw:custom-shape>
        <dr3d:scene draw:name="3D scene6" draw:style-name="gr15" draw:id="id33" svg:width="2.869cm" svg:height="4.011cm" svg:x="16.174cm" svg:y="6.239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32" smil:by="360" smil:attributeName="transform" svg:type="rotat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Disappear" presentation:preset-class="exit">
                  <anim:set smil:begin="0s" smil:dur="0.004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_28_Default_29__20_Title_20_Master" presentation:presentation-page-layout-name="ALT19">
        <draw:frame draw:name="Title text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Oval4" draw:style-name="gr13" draw:text-style-name="P14" draw:id="id35" draw:layer="layout" svg:width="3.543cm" svg:height="2.729cm" svg:x="15.625cm" svg:y="7.701cm">
          <text:p text:style-name="P11"><text:span text:style-name="T12">梵蒂冈</text:span></text:p>
          <draw:enhanced-geometry svg:viewBox="0 0 10000 10000" draw:extrusion-first-light-direction="(5 0 -1)" draw:extrusion-second-light-direction="(-5 0 -1)" draw:extrusion-skew="50 -135" draw:glue-points="10800 0 3163 3163 0 10800 3163 18437 10800 21600 18437 18437 21600 10800 18437 3163" draw:text-areas="1464 1464 8535 8535" draw:type="ellipse" draw:enhanced-path="U 10800 10800 10800 10800 0 360 Z N"/>
        </draw:custom-shape>
        <draw:custom-shape draw:name="5 Point4" draw:style-name="gr17" draw:text-style-name="P18" draw:id="id34" draw:layer="layout" svg:width="2.592cm" svg:height="2.184cm" svg:x="7.939cm" svg:y="7.704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34" smil:by="360" smil:attributeName="transform" svg:type="rotat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Blinds" presentation:preset-sub-type="Vertical" presentation:preset-class="entrance">
                  <anim:set smil:begin="0s" smil:dur="0.004s" smil:fill="hold" smil:targetElement="id35" smil:attributeName="visibility" smil:to="visible"/>
                  <anim:transitionFilter smil:begin="0s" smil:dur="2s" smil:fill="hold" smil:targetElement="id35" smil:type="blindsWipe" smil:subtype="vertical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_28_Default_29__20_Title_20_Master" presentation:presentation-page-layout-name="ALT19">
        <draw:frame draw:name="Title text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2" draw:style-name="gr6" draw:text-style-name="P7" draw:id="id36" draw:layer="layout" svg:width="11.977cm" svg:height="9.414cm" svg:x="7.937cm" svg:y="5.598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3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_28_Default_29__20_Title_20_Master" presentation:presentation-page-layout-name="ALT19">
        <draw:frame draw:name="Title text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1" draw:style-name="gr5" draw:id="id37" draw:layer="layout" svg:width="8cm" svg:height="7cm" svg:x="9.34cm" svg:y="5.802cm">
          <draw:object xlink:href="./Object 86" xlink:type="simple" xlink:show="embed" xlink:actuate="onLoad"/>
          <draw:image xlink:href="./ObjectReplacements/Object 86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linds" presentation:preset-sub-type="Vertical" presentation:preset-class="entrance">
                  <anim:set smil:begin="0s" smil:dur="0.004s" smil:fill="hold" smil:targetElement="id37" smil:attributeName="visibility" smil:to="visible"/>
                  <anim:transitionFilter smil:begin="0s" smil:dur="2s" smil:fill="hold" smil:targetElement="id37" smil:type="blindsWipe" smil:subtype="vertical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_28_Default_29__20_Title_20_Master" presentation:presentation-page-layout-name="ALT19">
        <draw:frame draw:name="Title text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5" draw:style-name="gr6" draw:text-style-name="P7" draw:id="id38" draw:layer="layout" svg:width="11.977cm" svg:height="9.414cm" svg:x="7.602cm" svg:y="4.4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3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_28_Default_29__20_Title_20_Master" presentation:presentation-page-layout-name="ALT19">
        <draw:frame draw:name="Title text1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5" draw:style-name="gr17" draw:text-style-name="P18" draw:id="id39" draw:layer="layout" svg:width="2.592cm" svg:height="2.184cm" svg:x="11.838cm" svg:y="7.175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3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_28_Default_29__20_Title_20_Master" presentation:presentation-page-layout-name="ALT19">
        <draw:frame draw:name="Title text1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6" draw:style-name="gr6" draw:text-style-name="P7" draw:id="id40" draw:layer="layout" svg:width="11.977cm" svg:height="9.414cm" svg:x="8.244cm" svg:y="5.347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4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_28_Default_29__20_Title_20_Master" presentation:presentation-page-layout-name="ALT19">
        <draw:frame draw:name="Title text1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11" draw:style-name="gr15" draw:id="id41" svg:width="4.218cm" svg:height="2.621cm" svg:x="10.739cm" svg:y="8.521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Star (4 Point)" presentation:preset-class="motion-path">
                  <anim:animateMotion smil:begin="0s" smil:dur="2s" smil:fill="hold" smil:targetElement="id41" svg:path="M 0 0 L 0.091 -0.0453 L 0.125 -0.16655 L 0.158 -0.0453 L 0.249 0 L 0.158 0.0453 L 0.125 0.16655 L 0.091 0.0453 L 0 0 Z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_28_Default_29__20_Title_20_Master" presentation:presentation-page-layout-name="ALT19">
        <draw:frame draw:name="Title text1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7" draw:style-name="gr5" draw:id="id42" draw:layer="layout" svg:width="7.998cm" svg:height="7cm" svg:x="10.472cm" svg:y="5.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4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_28_Default_29__20_Title_20_Master" presentation:presentation-page-layout-name="ALT19">
        <draw:frame draw:name="Title text1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14" draw:style-name="gr15" draw:id="id43" svg:width="2.869cm" svg:height="4.011cm" svg:x="11.845cm" svg:y="6.798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linds" presentation:preset-sub-type="Vertical" presentation:preset-class="entrance">
                  <anim:set smil:begin="0s" smil:dur="0.004s" smil:fill="hold" smil:targetElement="id43" smil:attributeName="visibility" smil:to="visible"/>
                  <anim:transitionFilter smil:begin="0s" smil:dur="2s" smil:fill="hold" smil:targetElement="id43" smil:type="blindsWipe" smil:subtype="vertical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_28_Default_29__20_Title_20_Master" presentation:presentation-page-layout-name="ALT19">
        <draw:frame draw:name="Title text1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4" draw:style-name="gr6" draw:text-style-name="P7" draw:id="id44" draw:layer="layout" svg:width="27.093cm" svg:height="8.67cm" svg:x="0.435cm" svg:y="6.165cm">
          <draw:image xlink:href="Pictures/1000000000000C80000004009305DCA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Bottom-right" presentation:preset-class="entrance">
                  <anim:set smil:begin="0s" smil:dur="0.004s" smil:fill="hold" smil:targetElement="id44" smil:attributeName="visibility" smil:to="visible"/>
                  <anim:transitionFilter smil:begin="0s" smil:dur="2s" smil:fill="hold" smil:targetElement="id44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_28_Default_29__20_Title_20_Master" presentation:presentation-page-layout-name="ALT19">
        <draw:frame draw:name="Title text1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9" draw:style-name="gr6" draw:text-style-name="P7" draw:id="id45" draw:layer="layout" svg:width="11.977cm" svg:height="9.414cm" svg:x="6.21cm" svg:y="4.483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4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_28_Default_29__20_Title_20_Master" presentation:presentation-page-layout-name="ALT19">
        <draw:frame draw:name="Title text1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Oval9" draw:style-name="gr13" draw:text-style-name="P14" draw:id="id46" draw:layer="layout" svg:width="3.543cm" svg:height="2.729cm" svg:x="10.417cm" svg:y="6.817cm">
          <text:p text:style-name="P11"><text:span text:style-name="T12">梵蒂冈</text:span></text:p>
          <draw:enhanced-geometry svg:viewBox="0 0 10000 10000" draw:extrusion-first-light-direction="(5 0 -1)" draw:extrusion-second-light-direction="(-5 0 -1)" draw:extrusion-skew="50 -135" draw:glue-points="10800 0 3163 3163 0 10800 3163 18437 10800 21600 18437 18437 21600 10800 18437 3163" draw:text-areas="1464 1464 8535 8535" draw:type="ellipse" draw:enhanced-path="U 10800 10800 10800 10800 0 36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4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_28_Default_29__20_Title_20_Master" presentation:presentation-page-layout-name="ALT19">
        <draw:frame draw:name="Title text1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3" draw:style-name="gr5" draw:id="id47" draw:layer="layout" svg:width="7.998cm" svg:height="7cm" svg:x="10.416cm" svg:y="6.295cm">
          <draw:object xlink:href="./Object 26" xlink:type="simple" xlink:show="embed" xlink:actuate="onLoad"/>
          <draw:image xlink:href="./ObjectReplacements/Object 26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4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_28_Default_29__20_Title_20_Master" presentation:presentation-page-layout-name="ALT19">
        <draw:frame draw:name="Title text2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Smile Face1" draw:style-name="gr17" draw:text-style-name="P7" draw:id="id48" draw:layer="layout" svg:width="6.016cm" svg:height="5.961cm" svg:x="10.751cm" svg:y="5.904cm">
          <text:p/>
          <draw:enhanced-geometry svg:viewBox="0 0 10000 10000" draw:extrusion-first-light-direction="(5 0 -1)" draw:extrusion-second-light-direction="(-5 0 -1)" draw:extrusion-skew="50 -135" draw:type="ss-smileface" draw:modifiers="8500" draw:enhanced-path="U 5000 5000 10000 10000 0 360 N U 3500 3500 1000 1000 0 360 N U 6500 3500 1000 1000 0 360 N M 2300 ?f1 C 4000 $0 6000 $0 7700 ?f1 F N">
            <draw:equation draw:name="f0" draw:formula="$0-7180"/>
            <draw:equation draw:name="f1" draw:formula="15180-$0"/>
            <draw:handle draw:handle-mirror-vertical="false" draw:handle-mirror-horizontal="false" draw:handle-switched="false" draw:handle-position="5000 $0" draw:handle-range-y-minimum="6000" draw:handle-range-y-maximum="10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4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_28_Default_29__20_Title_20_Master" presentation:presentation-page-layout-name="ALT19">
        <draw:frame draw:name="Title text2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Summing Junction1" draw:style-name="gr17" draw:text-style-name="P7" draw:id="id49" draw:layer="layout" svg:width="4.903cm" svg:height="3.761cm" svg:x="11.28cm" svg:y="8.494cm">
          <text:p/>
          <draw:enhanced-geometry svg:viewBox="0 0 10000 10000" draw:extrusion-first-light-direction="(5 0 -1)" draw:extrusion-second-light-direction="(-5 0 -1)" draw:extrusion-skew="50 -135" draw:type="fc-summingjunction" draw:enhanced-path="T 5000 5000 10000 10000 0 360 Z N M 1465 1465 L 8535 8535 N M 8535 1465 1465 8535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Kite" presentation:preset-class="motion-path">
                  <anim:animateMotion smil:begin="0s" smil:dur="2s" smil:fill="hold" smil:targetElement="id49" svg:path="M 0 0 L 0.125 -0.11192 L 0.25 0 L 0.125 0.11192 L 0 0 Z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_28_Default_29__20_Title_20_Master" presentation:presentation-page-layout-name="ALT19">
        <draw:frame draw:name="Title text2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3" draw:style-name="gr15" draw:id="id50" svg:width="6.379cm" svg:height="6.379cm" svg:x="9.719cm" svg:y="6.462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0" draw:layer="layout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Bottom-right" presentation:preset-class="entrance">
                  <anim:set smil:begin="0s" smil:dur="0.004s" smil:fill="hold" smil:targetElement="id50" smil:attributeName="visibility" smil:to="visible"/>
                  <anim:transitionFilter smil:begin="0s" smil:dur="2s" smil:fill="hold" smil:targetElement="id50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_28_Default_29__20_Title_20_Master" presentation:presentation-page-layout-name="ALT19">
        <draw:frame draw:name="Title text2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12" draw:style-name="gr6" draw:text-style-name="P7" draw:id="id51" draw:layer="layout" svg:width="11.977cm" svg:height="9.414cm" svg:x="6.043cm" svg:y="4.53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5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_28_Default_29__20_Title_20_Master" presentation:presentation-page-layout-name="ALT19">
        <draw:frame draw:name="Title text2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Hexagon2" draw:style-name="gr17" draw:text-style-name="P7" draw:id="id52" draw:layer="layout" svg:width="7.772cm" svg:height="5.989cm" svg:x="9.776cm" svg:y="6.768cm">
          <text:p/>
          <draw:enhanced-geometry svg:viewBox="0 0 10000 10000" draw:extrusion-first-light-direction="(5 0 -1)" draw:extrusion-second-light-direction="(-5 0 -1)" draw:extrusion-skew="50 -135" draw:type="bs-hexagon" draw:modifiers="2500" draw:enhanced-path="M $0 0 L ?f0 0 10000 5000 ?f0 10000 $0 10000 0 5000 $0 0 Z N">
            <draw:equation draw:name="f0" draw:formula="10000-$0"/>
            <draw:handle draw:handle-mirror-vertical="false" draw:handle-mirror-horizontal="false" draw:handle-switched="false" draw:handle-position="$0 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ox" presentation:preset-sub-type="In" presentation:preset-class="exit">
                  <anim:transitionFilter smil:begin="0s" smil:dur="2s" smil:fill="hold" smil:targetElement="id52" smil:type="irisWipe" smil:subtype="rectangle" smil:mode="out" smil:direction="reverse"/>
                  <anim:set smil:begin="2s" smil:dur="0.004s" smil:fill="hold" smil:targetElement="id52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_28_Default_29__20_Title_20_Master" presentation:presentation-page-layout-name="ALT19">
        <draw:frame draw:name="Title text2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13" draw:style-name="gr5" draw:id="id53" draw:layer="layout" svg:width="7.998cm" svg:height="7cm" svg:x="10.806cm" svg:y="5.849cm">
          <draw:object xlink:href="./Object 29" xlink:type="simple" xlink:show="embed" xlink:actuate="onLoad"/>
          <draw:image xlink:href="./ObjectReplacements/Object 2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5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_28_Default_29__20_Title_20_Master" presentation:presentation-page-layout-name="ALT19">
        <draw:frame draw:name="Title text2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Chevron6" draw:style-name="gr17" draw:text-style-name="P7" draw:id="id54" draw:layer="layout" svg:width="6.936cm" svg:height="2.535cm" svg:x="9.971cm" svg:y="7.966cm">
          <text:p/>
          <draw:enhanced-geometry svg:viewBox="0 0 8000 4000" draw:extrusion-first-light-direction="(5 0 -1)" draw:extrusion-second-light-direction="(-5 0 -1)" draw:extrusion-skew="50 -135" draw:type="ba-chevron" draw:modifiers="6000" draw:enhanced-path="M 0 0 L $0 0 8000 2000 $0 4000 0 4000 ?f0 2000 Z N">
            <draw:equation draw:name="f0" draw:formula="8000-$0"/>
            <draw:handle draw:handle-mirror-vertical="false" draw:handle-mirror-horizontal="false" draw:handle-switched="false" draw:handle-position="$0 0" draw:handle-range-x-minimum="0" draw:handle-range-x-maximum="8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Bottom-right" presentation:preset-class="exit">
                  <anim:transitionFilter smil:begin="0s" smil:dur="2s" smil:fill="hold" smil:targetElement="id54" smil:type="waterfallWipe" smil:subtype="horizontalLeft" smil:mode="out"/>
                  <anim:set smil:begin="2s" smil:dur="0.004s" smil:fill="hold" smil:targetElement="id54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_28_Default_29__20_Title_20_Master" presentation:presentation-page-layout-name="ALT19">
        <draw:frame draw:name="Title text2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14" draw:style-name="gr5" draw:id="id55" draw:layer="layout" svg:width="7.998cm" svg:height="7cm" svg:x="9.748cm" svg:y="5.32cm"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5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_28_Default_29__20_Title_20_Master" presentation:presentation-page-layout-name="ALT19">
        <draw:frame draw:name="Title text2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Magnetic Disc1" draw:style-name="gr17" draw:text-style-name="P7" draw:id="id56" draw:layer="layout" svg:width="4.096cm" svg:height="6.434cm" svg:x="12.477cm" svg:y="6.824cm">
          <text:p/>
          <draw:enhanced-geometry svg:viewBox="0 0 10000 12000" draw:extrusion-first-light-direction="(5 0 -1)" draw:extrusion-second-light-direction="(-5 0 -1)" draw:extrusion-skew="50 -135" draw:glue-points="5000 0 5000 3000 5000 12000 0 6000 10000 6000" draw:type="fc-magneticdisc" draw:modifiers="1500" draw:enhanced-path="T 5000 1500 10000 3000 0 360 N T 5000 1500 10000 3000 0 180 L 0 10500 T 5000 10500 10000 3000 180 360 L 10000 15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ox" presentation:preset-sub-type="In" presentation:preset-class="entrance">
                  <anim:set smil:begin="0s" smil:dur="0.004s" smil:fill="hold" smil:targetElement="id56" smil:attributeName="visibility" smil:to="visible"/>
                  <anim:transitionFilter smil:begin="0s" smil:dur="2s" smil:fill="hold" smil:targetElement="id5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_28_Default_29__20_Title_20_Master" presentation:presentation-page-layout-name="ALT19">
        <draw:frame draw:name="Title text2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7" draw:style-name="gr6" draw:text-style-name="P7" draw:id="id57" draw:layer="layout" svg:width="11.977cm" svg:height="9.414cm" svg:x="8.021cm" svg:y="4.874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5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_28_Default_29__20_Title_20_Master" presentation:presentation-page-layout-name="ALT19">
        <draw:frame draw:name="Title text3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Ring2" draw:style-name="gr17" draw:text-style-name="P7" draw:id="id58" draw:layer="layout" svg:width="7.186cm" svg:height="6.574cm" svg:x="9.191cm" svg:y="5.013cm">
          <text:p/>
          <draw:enhanced-geometry svg:viewBox="0 0 10000 10000" draw:extrusion-first-light-direction="(5 0 -1)" draw:extrusion-second-light-direction="(-5 0 -1)" draw:extrusion-skew="50 -135" draw:type="bs-ring" draw:modifiers="3000" draw:enhanced-path="T 5000 5000 10000 10000 0 360 M ?f0 5000 T 5000 5000 ?f1 ?f1 0 360 N">
            <draw:equation draw:name="f0" draw:formula="10000-$0"/>
            <draw:equation draw:name="f1" draw:formula="10000-2*$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5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2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_28_Default_29__20_Title_20_Master" presentation:presentation-page-layout-name="ALT19">
        <draw:frame draw:name="Title text3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16" draw:style-name="gr6" draw:text-style-name="P7" draw:id="id59" draw:layer="layout" svg:width="11.977cm" svg:height="9.414cm" svg:x="7.018cm" svg:y="5.40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5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_28_Default_29__20_Title_20_Master" presentation:presentation-page-layout-name="ALT19">
        <draw:frame draw:name="Title text3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Collate7" draw:style-name="gr17" draw:text-style-name="P7" draw:id="id60" draw:layer="layout" svg:width="4.541cm" svg:height="5.46cm" svg:x="10.89cm" svg:y="6.572cm">
          <text:p/>
          <draw:enhanced-geometry svg:viewBox="0 0 10000 10000" draw:extrusion-first-light-direction="(5 0 -1)" draw:extrusion-second-light-direction="(-5 0 -1)" draw:extrusion-skew="50 -135" draw:glue-points="5000 0 5000 5000 5000 10000" draw:type="fc-collate" draw:enhanced-path="M 0 0 L 10000 0 0 10000 10000 100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6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_28_Default_29__20_Title_20_Master" presentation:presentation-page-layout-name="ALT19">
        <draw:frame draw:name="Title text1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8" draw:style-name="gr17" draw:text-style-name="P18" draw:id="id61" draw:layer="layout" svg:width="2.592cm" svg:height="2.184cm" svg:x="11.504cm" svg:y="7.203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6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_28_Default_29__20_Title_20_Master" presentation:presentation-page-layout-name="ALT19">
        <draw:frame draw:name="Title text3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17" draw:style-name="gr5" draw:id="id62" draw:layer="layout" svg:width="7.998cm" svg:height="7cm" svg:x="10.304cm" svg:y="6.045cm">
          <draw:object xlink:href="./Object 49" xlink:type="simple" xlink:show="embed" xlink:actuate="onLoad"/>
          <draw:image xlink:href="./ObjectReplacements/Object 4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6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_28_Default_29__20_Title_20_Master" presentation:presentation-page-layout-name="ALT19">
        <draw:frame draw:name="Title text3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34" draw:style-name="gr15" draw:id="id63" svg:width="2.869cm" svg:height="4.011cm" svg:x="12.832cm" svg:y="6.074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6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_28_Default_29__20_Title_20_Master" presentation:presentation-page-layout-name="ALT19">
        <draw:frame draw:name="Title text3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18" draw:style-name="gr6" draw:text-style-name="P7" draw:id="id64" draw:layer="layout" svg:width="11.977cm" svg:height="9.414cm" svg:x="6.823cm" svg:y="4.14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6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_28_Default_29__20_Title_20_Master" presentation:presentation-page-layout-name="ALT19">
        <draw:frame draw:name="Title text3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4" draw:style-name="gr15" draw:id="id65" svg:width="4.896cm" svg:height="5.126cm" svg:x="11.14cm" svg:y="7.073cm" dr3d:transform="matrix (1 0 0 0 0.939692620785931 0.342020143325607 0 -0.342020143325607 0.939692620785931 0cm 0cm 0cm)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0" draw:layer="layout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ox" presentation:preset-sub-type="In" presentation:preset-class="entrance">
                  <anim:set smil:begin="0s" smil:dur="0.004s" smil:fill="hold" smil:targetElement="id65" smil:attributeName="visibility" smil:to="visible"/>
                  <anim:transitionFilter smil:begin="0s" smil:dur="2s" smil:fill="hold" smil:targetElement="id6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_28_Default_29__20_Title_20_Master" presentation:presentation-page-layout-name="ALT19">
        <draw:frame draw:name="Title text3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19" draw:style-name="gr6" draw:text-style-name="P7" draw:id="id66" draw:layer="layout" svg:width="11.977cm" svg:height="9.414cm" svg:x="7.519cm" svg:y="4.066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6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_28_Default_29__20_Title_20_Master" presentation:presentation-page-layout-name="ALT19">
        <draw:frame draw:name="Title text3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Diamond9" draw:style-name="gr17" draw:text-style-name="P7" draw:id="id67" draw:layer="layout" svg:width="5.683cm" svg:height="5.265cm" svg:x="11cm" svg:y="7.241cm">
          <text:p/>
          <draw:enhanced-geometry svg:viewBox="0 0 10000 10000" draw:extrusion-first-light-direction="(5 0 -1)" draw:extrusion-second-light-direction="(-5 0 -1)" draw:extrusion-skew="50 -135" draw:type="bs-diamond" draw:enhanced-path="M 5000 0 L 10000 5000 5000 10000 0 5000 5000 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6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_28_Default_29__20_Title_20_Master" presentation:presentation-page-layout-name="ALT19">
        <draw:frame draw:name="Title text3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20" draw:style-name="gr6" draw:text-style-name="P7" draw:id="id68" draw:layer="layout" svg:width="11.977cm" svg:height="9.414cm" svg:x="7.046cm" svg:y="5.653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6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3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_28_Default_29__20_Title_20_Master" presentation:presentation-page-layout-name="ALT19">
        <draw:frame draw:name="Title text4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39" draw:style-name="gr15" draw:id="id69" svg:width="4.218cm" svg:height="2.621cm" svg:x="10.544cm" svg:y="7.24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Bottom-right" presentation:preset-class="entrance">
                  <anim:set smil:begin="0s" smil:dur="0.004s" smil:fill="hold" smil:targetElement="id69" smil:attributeName="visibility" smil:to="visible"/>
                  <anim:transitionFilter smil:begin="0s" smil:dur="2s" smil:fill="hold" smil:targetElement="id69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_28_Default_29__20_Title_20_Master" presentation:presentation-page-layout-name="ALT19">
        <draw:frame draw:name="Title text4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21" draw:style-name="gr5" draw:id="id70" draw:layer="layout" svg:width="7.998cm" svg:height="7cm" svg:x="9.664cm" svg:y="5.71cm">
          <draw:object xlink:href="./Object 53" xlink:type="simple" xlink:show="embed" xlink:actuate="onLoad"/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_28_Default_29__20_Title_20_Master" presentation:presentation-page-layout-name="ALT19">
        <draw:frame draw:name="Title text4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42" draw:style-name="gr15" draw:id="id71" svg:width="2.869cm" svg:height="4.011cm" svg:x="11.468cm" svg:y="6.854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_28_Default_29__20_Title_20_Master" presentation:presentation-page-layout-name="ALT19">
        <draw:frame draw:name="Title text4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22" draw:style-name="gr5" draw:id="id72" draw:layer="layout" svg:width="7.998cm" svg:height="7cm" svg:x="9.636cm" svg:y="5.626cm">
          <draw:object xlink:href="./Object 54" xlink:type="simple" xlink:show="embed" xlink:actuate="onLoad"/>
          <draw:image xlink:href="./ObjectReplacements/Object 54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_28_Default_29__20_Title_20_Master" presentation:presentation-page-layout-name="ALT19">
        <draw:frame draw:name="Title text4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22" draw:style-name="gr17" draw:text-style-name="P18" draw:id="id73" draw:layer="layout" svg:width="2.592cm" svg:height="2.184cm" svg:x="11.838cm" svg:y="7.704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7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_28_Default_29__20_Title_20_Master" presentation:presentation-page-layout-name="ALT19">
        <draw:frame draw:name="Title text4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23" draw:style-name="gr6" draw:text-style-name="P7" draw:id="id74" draw:layer="layout" svg:width="11.977cm" svg:height="9.414cm" svg:x="8.077cm" svg:y="4.78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Two Spins" presentation:preset-class="emphasis">
                  <anim:animateTransform smil:begin="0s" smil:dur="2s" smil:fill="hold" smil:targetElement="id74" smil:by="72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_28_Default_29__20_Title_20_Master" presentation:presentation-page-layout-name="ALT19">
        <draw:frame draw:name="Title text46" presentation:style-name="pr3" draw:text-style-name="P4" draw:layer="layout" svg:width="23.912cm" svg:height="3.507cm" svg:x="17.488cm" svg:y="12.16cm" presentation:class="title" presentation:placeholder="true" presentation:user-transformed="true">
          <draw:text-box/>
        </draw:frame>
        <dr3d:scene draw:name="3D scene45" draw:style-name="gr15" draw:id="id75" svg:width="4.218cm" svg:height="2.621cm" svg:x="11.686cm" svg:y="7.631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ox" presentation:preset-sub-type="Out" presentation:preset-class="entrance">
                  <anim:set smil:begin="0s" smil:dur="0.004s" smil:fill="hold" smil:targetElement="id75" smil:attributeName="visibility" smil:to="visible"/>
                  <anim:transitionFilter smil:begin="0s" smil:dur="2s" smil:fill="hold" smil:targetElement="id75" smil:type="irisWipe" smil:subtype="rectangl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_28_Default_29__20_Title_20_Master" presentation:presentation-page-layout-name="ALT19">
        <draw:frame draw:name="Title text4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Cylinder10" draw:style-name="gr17" draw:text-style-name="P7" draw:id="id76" draw:layer="layout" svg:width="5.209cm" svg:height="5.543cm" svg:x="10.64cm" svg:y="7.158cm">
          <text:p/>
          <draw:enhanced-geometry svg:viewBox="0 0 88 21600" draw:extrusion-first-light-direction="(5 0 -1)" draw:extrusion-second-light-direction="(-5 0 -1)" draw:extrusion-skew="50 -135" draw:glue-points="0 10800 44 0 44 $0 88 10800 44 21600" draw:type="bs-cylinder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"/>
            <draw:equation draw:name="f3" draw:formula="21600-?f0"/>
            <draw:equation draw:name="f4" draw:formula="?f3 +?f1"/>
            <draw:equation draw:name="f5" draw:formula="?f0 +?f1"/>
            <draw:equation draw:name="f6" draw:formula="$0 *2/2"/>
            <draw:handle draw:handle-mirror-vertical="false" draw:handle-mirror-horizontal="false" draw:handle-switched="false" draw:handle-position="44 $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Bottom-right" presentation:preset-class="entrance">
                  <anim:set smil:begin="0s" smil:dur="0.004s" smil:fill="hold" smil:targetElement="id76" smil:attributeName="visibility" smil:to="visible"/>
                  <anim:transitionFilter smil:begin="0s" smil:dur="2s" smil:fill="hold" smil:targetElement="id7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_28_Default_29__20_Title_20_Master" presentation:presentation-page-layout-name="ALT19">
        <draw:frame draw:name="Title text4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25" draw:style-name="gr6" draw:text-style-name="P7" draw:id="id77" draw:layer="layout" svg:width="11.977cm" svg:height="9.414cm" svg:x="6.238cm" svg:y="4.205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Bottom-left" presentation:preset-class="entrance">
                  <anim:set smil:begin="0s" smil:dur="0.004s" smil:fill="hold" smil:targetElement="id77" smil:attributeName="visibility" smil:to="visible"/>
                  <anim:transitionFilter smil:begin="0s" smil:dur="2s" smil:fill="hold" smil:targetElement="id77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_28_Default_29__20_Title_20_Master" presentation:presentation-page-layout-name="ALT19">
        <draw:frame draw:name="Title text4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Striped Right2" draw:style-name="gr17" draw:text-style-name="P7" draw:id="id78" draw:layer="layout" svg:width="6.184cm" svg:height="4.457cm" svg:x="10.277cm" svg:y="7.687cm">
          <text:p/>
          <draw:enhanced-geometry svg:viewBox="0 0 10000 4000" draw:extrusion-first-light-direction="(5 0 -1)" draw:extrusion-second-light-direction="(-5 0 -1)" draw:extrusion-skew="50 -135" draw:type="ba-stripedright" draw:modifiers="8000 1000" draw:enhanced-path="M 0 $1 L 400 $1 400 ?f0 0 ?f0 0 $1 M 800 $1 1600 $1 1600 ?f0 800 ?f0 800 $1 2000 $1 L $0 $1 $0 0 10000 2000 $0 4000 $0 ?f0 2000 ?f0 2000 $1 N">
            <draw:equation draw:name="f0" draw:formula="4000-$1"/>
            <draw:handle draw:handle-mirror-vertical="false" draw:handle-mirror-horizontal="false" draw:handle-switched="false" draw:handle-position="$0 $1" draw:handle-range-x-minimum="2000" draw:handle-range-x-maximum="10000" draw:handle-range-y-minimum="0" draw:handle-range-y-maximum="2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Top-right" presentation:preset-class="entrance">
                  <anim:set smil:begin="0s" smil:dur="0.004s" smil:fill="hold" smil:targetElement="id78" smil:attributeName="visibility" smil:to="visible"/>
                  <anim:transitionFilter smil:begin="0s" smil:dur="2s" smil:fill="hold" smil:targetElement="id78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4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_28_Default_29__20_Title_20_Master" presentation:presentation-page-layout-name="ALT19">
        <draw:frame draw:name="Title text5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Left-Right2" draw:style-name="gr17" draw:text-style-name="P7" draw:id="id79" draw:layer="layout" svg:width="5.738cm" svg:height="3.065cm" svg:x="10.055cm" svg:y="7.687cm">
          <text:p/>
          <draw:enhanced-geometry svg:viewBox="0 0 10000 6000" draw:extrusion-first-light-direction="(5 0 -1)" draw:extrusion-second-light-direction="(-5 0 -1)" draw:extrusion-skew="50 -135" draw:type="ba-leftright" draw:modifiers="2000 1500" draw:enhanced-path="M $0 0 $0 $1 ?f0 $1 ?f0 0 10000 3000 ?f0 6000 ?f0 ?f1 $0 ?f1 $0 6000 0 3000 Z N">
            <draw:equation draw:name="f0" draw:formula="10000-$0"/>
            <draw:equation draw:name="f1" draw:formula="6000-$1"/>
            <draw:handle draw:handle-mirror-vertical="false" draw:handle-mirror-horizontal="false" draw:handle-switched="false" draw:handle-position="$0 $1" draw:handle-range-x-minimum="0" draw:handle-range-x-maximum="5000" draw:handle-range-y-minimum="0" draw:handle-range-y-maximum="3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Top-left" presentation:preset-class="entrance">
                  <anim:set smil:begin="0s" smil:dur="0.004s" smil:fill="hold" smil:targetElement="id79" smil:attributeName="visibility" smil:to="visible"/>
                  <anim:transitionFilter smil:begin="0s" smil:dur="2s" smil:fill="hold" smil:targetElement="id79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_28_Default_29__20_Title_20_Master" presentation:presentation-page-layout-name="ALT19">
        <draw:frame draw:name="Title text5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Left-Right-Up-Down1" draw:style-name="gr17" draw:text-style-name="P7" draw:id="id80" draw:layer="layout" svg:width="5.794cm" svg:height="4.847cm" svg:x="11.03cm" svg:y="7.325cm">
          <text:p/>
          <draw:enhanced-geometry svg:viewBox="0 0 14000 14000" draw:extrusion-first-light-direction="(5 0 -1)" draw:extrusion-second-light-direction="(-5 0 -1)" draw:extrusion-skew="50 -135" draw:type="ba-4waycallout" draw:modifiers="5000 2000 4000 4000" draw:enhanced-path="M $2 $2 L $0 $2 $0 $1 $3 $1 7000 0 ?f1 $1 ?f0 $1 ?f0 $2 ?f2 $2 ?f2 $0 ?f3 $0 ?f3 $3 14000 7000 ?f3 ?f1 ?f3 ?f0 ?f2 ?f0 ?f2 ?f2 ?f0 ?f2 ?f0 ?f3 ?f1 ?f3 7000 14000 $3 ?f3 $0 ?f3 $0 ?f2 $2 ?f2 $2 ?f0 $1 ?f0 $1 ?f1 0 7000 $1 $3 $1 $0 $2 $0 Z N">
            <draw:equation draw:name="f0" draw:formula="14000-$0"/>
            <draw:equation draw:name="f1" draw:formula="14000-$3"/>
            <draw:equation draw:name="f2" draw:formula="14000-$2"/>
            <draw:equation draw:name="f3" draw:formula="14000-$1"/>
            <draw:handle draw:handle-mirror-vertical="false" draw:handle-mirror-horizontal="false" draw:handle-switched="false" draw:handle-position="$0 $1" draw:handle-range-x-minimum="$3" draw:handle-range-x-maximum="7000" draw:handle-range-y-minimum="0" draw:handle-range-y-maximum="$2"/>
            <draw:handle draw:handle-mirror-vertical="false" draw:handle-mirror-horizontal="false" draw:handle-switched="false" draw:handle-position="0 $2" draw:handle-range-y-minimum="$1" draw:handle-range-y-maximum="$3"/>
            <draw:handle draw:handle-mirror-vertical="false" draw:handle-mirror-horizontal="false" draw:handle-switched="false" draw:handle-position="$3 0" draw:handle-range-x-minimum="$2" draw:handle-range-x-maximum="$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linds" presentation:preset-sub-type="Vertical" presentation:preset-class="entrance">
                  <anim:set smil:begin="0s" smil:dur="0.004s" smil:fill="hold" smil:targetElement="id80" smil:attributeName="visibility" smil:to="visible"/>
                  <anim:transitionFilter smil:begin="0s" smil:dur="2s" smil:fill="hold" smil:targetElement="id80" smil:type="blindsWipe" smil:subtype="vertical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_28_Default_29__20_Title_20_Master" presentation:presentation-page-layout-name="ALT19">
        <draw:frame draw:name="Title text5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27" draw:style-name="gr6" draw:text-style-name="P7" draw:id="id81" draw:layer="layout" svg:width="11.977cm" svg:height="9.414cm" svg:x="7.77cm" svg:y="5.598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Sparkle In" presentation:preset-class="entrance">
                  <anim:set smil:begin="0s" smil:dur="0.004s" smil:fill="hold" smil:targetElement="id81" smil:attributeName="visibility" smil:to="visible"/>
                  <anim:transitionFilter smil:begin="0s" smil:dur="2s" smil:fill="hold" smil:targetElement="id81" smil:type="dissolv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_28_Default_29__20_Title_20_Master" presentation:presentation-page-layout-name="ALT19">
        <draw:frame draw:name="Title text5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Up-Down10" draw:style-name="gr17" draw:text-style-name="P7" draw:id="id82" draw:layer="layout" svg:width="4.374cm" svg:height="7.855cm" svg:x="10.945cm" svg:y="5.514cm">
          <text:p/>
          <draw:enhanced-geometry svg:viewBox="0 0 8000 6000" draw:extrusion-first-light-direction="(5 0 -1)" draw:extrusion-second-light-direction="(-5 0 -1)" draw:extrusion-skew="50 -135" draw:type="ba-updown" draw:modifiers="2000 1000" draw:enhanced-path="M 0 $1 L 4000 0 8000 $1 ?f0 $1 ?f0 ?f1 8000 ?f1 4000 6000 0 ?f1 $0 ?f1 $0 $1 Z N">
            <draw:equation draw:name="f0" draw:formula="8000-$0"/>
            <draw:equation draw:name="f1" draw:formula="6000-$1"/>
            <draw:handle draw:handle-mirror-vertical="false" draw:handle-mirror-horizontal="false" draw:handle-switched="false" draw:handle-position="$0 $1" draw:handle-range-x-minimum="0" draw:handle-range-x-maximum="4000" draw:handle-range-y-minimum="0" draw:handle-range-y-maximum="3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linds" presentation:preset-sub-type="Horizontal" presentation:preset-class="entrance">
                  <anim:set smil:begin="0s" smil:dur="0.004s" smil:fill="hold" smil:targetElement="id82" smil:attributeName="visibility" smil:to="visible"/>
                  <anim:transitionFilter smil:begin="0s" smil:dur="2s" smil:fill="hold" smil:targetElement="id82" smil:type="blindsWipe" smil:subtype="horizontal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_28_Default_29__20_Title_20_Master" presentation:presentation-page-layout-name="ALT19">
        <draw:frame draw:name="Title text5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28" draw:style-name="gr5" draw:id="id83" draw:layer="layout" svg:width="7.998cm" svg:height="7cm" svg:x="8.996cm" svg:y="5.237cm">
          <draw:object xlink:href="./Object 60" xlink:type="simple" xlink:show="embed" xlink:actuate="onLoad"/>
          <draw:image xlink:href="./ObjectReplacements/Object 60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_28_Default_29__20_Title_20_Master" presentation:presentation-page-layout-name="ALT19">
        <draw:frame draw:name="Title text5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53" draw:style-name="gr15" draw:id="id84" svg:width="4.218cm" svg:height="2.621cm" svg:x="10.962cm" svg:y="7.101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_28_Default_29__20_Title_20_Master" presentation:presentation-page-layout-name="ALT19">
        <draw:frame draw:name="Title text5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29" draw:style-name="gr6" draw:text-style-name="P7" draw:id="id85" draw:layer="layout" svg:width="11.977cm" svg:height="9.414cm" svg:x="6.545cm" svg:y="4.567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_28_Default_29__20_Title_20_Master" presentation:presentation-page-layout-name="ALT19">
        <draw:frame draw:name="Title text5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28" draw:style-name="gr17" draw:text-style-name="P18" draw:id="id86" draw:layer="layout" svg:width="2.592cm" svg:height="2.184cm" svg:x="11.754cm" svg:y="6.897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Peek In" presentation:preset-sub-type="From Left" presentation:preset-class="entrance">
                  <anim:set smil:begin="0s" smil:dur="0.004s" smil:fill="hold" smil:targetElement="id86" smil:attributeName="visibility" smil:to="visible"/>
                  <anim:transitionFilter smil:begin="0s" smil:dur="2s" smil:fill="hold" smil:targetElement="id86" smil:type="slideWipe" smil:subtype="fromLeft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_28_Default_29__20_Title_20_Master" presentation:presentation-page-layout-name="ALT19">
        <draw:frame draw:name="Title text5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0" draw:style-name="gr6" draw:text-style-name="P7" draw:id="id87" draw:layer="layout" svg:width="11.977cm" svg:height="9.414cm" svg:x="7.603cm" svg:y="5.54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_28_Default_29__20_Title_20_Master" presentation:presentation-page-layout-name="ALT19">
        <draw:frame draw:name="Title text5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57" draw:style-name="gr15" draw:id="id88" svg:width="4.218cm" svg:height="2.621cm" svg:x="11.351cm" svg:y="8.438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5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_28_Default_29__20_Title_20_Master" presentation:presentation-page-layout-name="ALT19">
        <draw:frame draw:name="Title text6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31" draw:style-name="gr5" draw:id="id89" draw:layer="layout" svg:width="7.998cm" svg:height="7cm" svg:x="9.469cm" svg:y="5.766cm">
          <draw:object xlink:href="./Object 63" xlink:type="simple" xlink:show="embed" xlink:actuate="onLoad"/>
          <draw:image xlink:href="./ObjectReplacements/Object 63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8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_28_Default_29__20_Title_20_Master" presentation:presentation-page-layout-name="ALT19">
        <draw:frame draw:name="Title text6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60" draw:style-name="gr15" draw:id="id90" svg:width="2.869cm" svg:height="4.011cm" svg:x="11.746cm" svg:y="7.02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_28_Default_29__20_Title_20_Master" presentation:presentation-page-layout-name="ALT19">
        <draw:frame draw:name="Title text6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2" draw:style-name="gr6" draw:text-style-name="P7" draw:id="id91" draw:layer="layout" svg:width="11.977cm" svg:height="9.414cm" svg:x="8.327cm" svg:y="5.486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_28_Default_29__20_Title_20_Master" presentation:presentation-page-layout-name="ALT19">
        <draw:frame draw:name="Title text6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4 Point11" draw:style-name="gr17" draw:text-style-name="P7" draw:id="id92" draw:layer="layout" svg:width="4.457cm" svg:height="7.159cm" svg:x="11.892cm" svg:y="4.651cm">
          <text:p/>
          <draw:enhanced-geometry svg:viewBox="0 0 10000 10000" draw:extrusion-first-light-direction="(5 0 -1)" draw:extrusion-second-light-direction="(-5 0 -1)" draw:extrusion-skew="50 -135" draw:type="ss-4point" draw:modifiers="4000" draw:enhanced-path="M $0 $0 L 0 5000 $0 ?f0 5000 10000 ?f0 ?f0 10000 5000 ?f0 $0 5000 0 Z N">
            <draw:equation draw:name="f0" draw:formula="10000-$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_28_Default_29__20_Title_20_Master" presentation:presentation-page-layout-name="ALT19">
        <draw:frame draw:name="Title text6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&quot;No&quot; Symbol1" draw:style-name="gr17" draw:text-style-name="P7" draw:id="id93" draw:layer="layout" svg:width="5.878cm" svg:height="4.568cm" svg:x="9.72cm" svg:y="7.464cm">
          <text:p/>
          <draw:enhanced-geometry svg:viewBox="0 0 10000 10000" draw:extrusion-first-light-direction="(5 0 -1)" draw:extrusion-second-light-direction="(-5 0 -1)" draw:extrusion-skew="50 -135" draw:type="ss-nosymbol" draw:modifiers="2000" draw:enhanced-path="B $0 $0 ?f0 ?f0 ?f3 ?f4 ?f5 ?f6 Z B $0 $0 ?f0 ?f0 ?f7 ?f8 ?f9 ?f1 Z U 5000 5000 10000 10000 0 360 Z N">
            <draw:equation draw:name="f0" draw:formula="10000-$0"/>
            <draw:equation draw:name="f1" draw:formula="-(sin(45*(pi/180))*($0/2)-cos(45*(pi/180))*(-?f0))+5000"/>
            <draw:equation draw:name="f2" draw:formula="sqrt((5000-$0)*(5000-$0) -($0/2) *($0/2) )"/>
            <draw:equation draw:name="f3" draw:formula="(cos(45*(pi/180))*(-$0/2)+sin(45*(pi/180))*(-?f0))+5000"/>
            <draw:equation draw:name="f4" draw:formula="-(sin(45*(pi/180))*(-$0/2)-cos(45*(pi/180))*(-?f0))+5000"/>
            <draw:equation draw:name="f5" draw:formula="(cos(45*(pi/180))*(-$0/2)+sin(45*(pi/180))*(?f0))+5000"/>
            <draw:equation draw:name="f6" draw:formula="-(sin(45*(pi/180))*(-$0/2)-cos(45*(pi/180))*(?f0))+5000"/>
            <draw:equation draw:name="f7" draw:formula="(cos(45*(pi/180))*($0/2)+sin(45*(pi/180))*(?f0))+5000"/>
            <draw:equation draw:name="f8" draw:formula="-(sin(45*(pi/180))*($0/2)-cos(45*(pi/180))*(?f0))+5000"/>
            <draw:equation draw:name="f9" draw:formula="(cos(45*(pi/180))*($0/2)+sin(45*(pi/180))*(-?f0))+500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_28_Default_29__20_Title_20_Master" presentation:presentation-page-layout-name="ALT19">
        <draw:frame draw:name="Title text6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34" draw:style-name="gr5" draw:id="id94" draw:layer="layout" svg:width="7.998cm" svg:height="7cm" svg:x="11.335cm" svg:y="5.237cm">
          <draw:object xlink:href="./Object 66" xlink:type="simple" xlink:show="embed" xlink:actuate="onLoad"/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_28_Default_29__20_Title_20_Master" presentation:presentation-page-layout-name="ALT19">
        <draw:frame draw:name="Title text6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34" draw:style-name="gr17" draw:text-style-name="P18" draw:id="id95" draw:layer="layout" svg:width="2.592cm" svg:height="2.184cm" svg:x="12.896cm" svg:y="7.733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_28_Default_29__20_Title_20_Master" presentation:presentation-page-layout-name="ALT19">
        <draw:frame draw:name="Title text6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5" draw:style-name="gr6" draw:text-style-name="P7" draw:id="id96" draw:layer="layout" svg:width="11.977cm" svg:height="9.414cm" svg:x="6.739cm" svg:y="4.78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_28_Default_29__20_Title_20_Master" presentation:presentation-page-layout-name="ALT19">
        <draw:frame draw:name="Title text7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70" draw:style-name="gr15" draw:id="id97" svg:width="2.869cm" svg:height="4.011cm" svg:x="11.301cm" svg:y="7.856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9" draw:layer="layout" svg:viewBox="0 -5000 2500 10000" svg:d="m0 5000 125-500 125-500 250-1000 500-2000 500-2000 500-2000 500-2000h-50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_28_Default_29__20_Title_20_Master" presentation:presentation-page-layout-name="ALT19">
        <draw:frame draw:name="Title text7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6" draw:style-name="gr6" draw:text-style-name="P7" draw:id="id98" draw:layer="layout" svg:width="11.977cm" svg:height="9.414cm" svg:x="8.494cm" svg:y="4.707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6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_28_Default_29__20_Title_20_Master" presentation:presentation-page-layout-name="ALT19">
        <draw:frame draw:name="Title text7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Sun1" draw:style-name="gr17" draw:text-style-name="P7" draw:id="id99" draw:layer="layout" svg:width="5.014cm" svg:height="4.54cm" svg:x="10.667cm" svg:y="6.768cm">
          <text:p/>
          <draw:enhanced-geometry svg:viewBox="0 0 10000 10000" draw:extrusion-first-light-direction="(5 0 -1)" draw:extrusion-second-light-direction="(-5 0 -1)" draw:extrusion-skew="50 -135" draw:type="ss-sun" draw:modifiers="2000" draw:enhanced-path="U 5000 5000 ?f1 ?f1 0 360 N M ?f28 ?f40 L ?f7 ?f19 W ?f2 ?f2 ?f3 ?f3 ?f7 ?f19 ?f4 ?f16 Z N M ?f32 ?f44 L ?f4 ?f16 W ?f2 ?f2 ?f3 ?f3 ?f4 ?f16 ?f8 ?f20 Z N M ?f33 ?f45 L ?f8 ?f20 W ?f2 ?f2 ?f3 ?f3 ?f8 ?f20 ?f9 ?f21 Z N M ?f34 ?f46 L ?f9 ?f21 W ?f2 ?f2 ?f3 ?f3 ?f9 ?f21 ?f10 ?f22 Z N M ?f35 ?f47 L ?f10 ?f22 W ?f2 ?f2 ?f3 ?f3 ?f10 ?f22 ?f11 ?f23 Z N M ?f36 ?f48 L ?f11 ?f23 W ?f2 ?f2 ?f3 ?f3 ?f11 ?f23 ?f12 ?f24 Z N M ?f37 ?f49 L ?f13 ?f25 A ?f2 ?f2 ?f3 ?f3 ?f13 ?f25 ?f12 ?f24 Z N M ?f38 ?f50 L ?f13 ?f25 W ?f2 ?f2 ?f3 ?f3 ?f13 ?f25 ?f14 ?f26 Z N M ?f39 ?f51 L ?f14 ?f26 W ?f2 ?f2 ?f3 ?f3 ?f14 ?f26 ?f15 ?f27 Z N M ?f29 ?f41 L ?f15 ?f27 W ?f2 ?f2 ?f3 ?f3 ?f15 ?f27 ?f5 ?f17 Z N M ?f30 ?f42 L ?f5 ?f17 W ?f2 ?f2 ?f3 ?f3 ?f5 ?f17 ?f6 ?f18 Z N M ?f31 ?f43 L ?f6 ?f18 W ?f2 ?f2 ?f3 ?f3 ?f6 ?f18 ?f7 ?f19 Z N">
            <draw:equation draw:name="f0" draw:formula="5000-$0"/>
            <draw:equation draw:name="f1" draw:formula="2*(5000-$0)"/>
            <draw:equation draw:name="f2" draw:formula="5000-?f0"/>
            <draw:equation draw:name="f3" draw:formula="5000+?f0"/>
            <draw:equation draw:name="f4" draw:formula="(?f0)*(cos(15*(pi/180)))+5000"/>
            <draw:equation draw:name="f5" draw:formula="(?f0)*(cos(285*(pi/180)))+5000"/>
            <draw:equation draw:name="f6" draw:formula="(?f0)*(cos(315*(pi/180)))+5000"/>
            <draw:equation draw:name="f7" draw:formula="(?f0)*(cos(345*(pi/180)))+5000"/>
            <draw:equation draw:name="f8" draw:formula="(?f0)*(cos(45*(pi/180)))+5000"/>
            <draw:equation draw:name="f9" draw:formula="(?f0)*(cos(75*(pi/180)))+5000"/>
            <draw:equation draw:name="f10" draw:formula="(?f0)*(cos(105*(pi/180)))+5000"/>
            <draw:equation draw:name="f11" draw:formula="(?f0)*(cos(135*(pi/180)))+5000"/>
            <draw:equation draw:name="f12" draw:formula="(?f0)*(cos(165*(pi/180)))+5000"/>
            <draw:equation draw:name="f13" draw:formula="(?f0)*(cos(195*(pi/180)))+5000"/>
            <draw:equation draw:name="f14" draw:formula="(?f0)*(cos(225*(pi/180)))+5000"/>
            <draw:equation draw:name="f15" draw:formula="(?f0)*(cos(255*(pi/180)))+5000"/>
            <draw:equation draw:name="f16" draw:formula="(?f0)*(sin(15*(pi/180)))+5000"/>
            <draw:equation draw:name="f17" draw:formula="(?f0)*(sin(285*(pi/180)))+5000"/>
            <draw:equation draw:name="f18" draw:formula="(?f0)*(sin(315*(pi/180)))+5000"/>
            <draw:equation draw:name="f19" draw:formula="(?f0)*(sin(345*(pi/180)))+5000"/>
            <draw:equation draw:name="f20" draw:formula="(?f0)*(sin(45*(pi/180)))+5000"/>
            <draw:equation draw:name="f21" draw:formula="(?f0)*(sin(75*(pi/180)))+5000"/>
            <draw:equation draw:name="f22" draw:formula="(?f0)*(sin(105*(pi/180)))+5000"/>
            <draw:equation draw:name="f23" draw:formula="(?f0)*(sin(135*(pi/180)))+5000"/>
            <draw:equation draw:name="f24" draw:formula="(?f0)*(sin(165*(pi/180)))+5000"/>
            <draw:equation draw:name="f25" draw:formula="(?f0)*(sin(195*(pi/180)))+5000"/>
            <draw:equation draw:name="f26" draw:formula="(?f0)*(sin(225*(pi/180)))+5000"/>
            <draw:equation draw:name="f27" draw:formula="(?f0)*(sin(255*(pi/180)))+5000"/>
            <draw:equation draw:name="f28" draw:formula="5000*(cos(0*(pi/180)))+5000"/>
            <draw:equation draw:name="f29" draw:formula="5000*(cos(270*(pi/180)))+5000"/>
            <draw:equation draw:name="f30" draw:formula="5000*(cos(300*(pi/180)))+5000"/>
            <draw:equation draw:name="f31" draw:formula="5000*(cos(330*(pi/180)))+5000"/>
            <draw:equation draw:name="f32" draw:formula="5000*(cos(30*(pi/180)))+5000"/>
            <draw:equation draw:name="f33" draw:formula="5000*(cos(60*(pi/180)))+5000"/>
            <draw:equation draw:name="f34" draw:formula="5000*(cos(90*(pi/180)))+5000"/>
            <draw:equation draw:name="f35" draw:formula="5000*(cos(120*(pi/180)))+5000"/>
            <draw:equation draw:name="f36" draw:formula="5000*(cos(150*(pi/180)))+5000"/>
            <draw:equation draw:name="f37" draw:formula="5000*(cos(180*(pi/180)))+5000"/>
            <draw:equation draw:name="f38" draw:formula="5000*(cos(210*(pi/180)))+5000"/>
            <draw:equation draw:name="f39" draw:formula="5000*(cos(240*(pi/180)))+5000"/>
            <draw:equation draw:name="f40" draw:formula="5000*(sin(0*(pi/180)))+5000"/>
            <draw:equation draw:name="f41" draw:formula="5000*(sin(270*(pi/180)))+5000"/>
            <draw:equation draw:name="f42" draw:formula="5000*(sin(300*(pi/180)))+5000"/>
            <draw:equation draw:name="f43" draw:formula="5000*(sin(330*(pi/180)))+5000"/>
            <draw:equation draw:name="f44" draw:formula="5000*(sin(30*(pi/180)))+5000"/>
            <draw:equation draw:name="f45" draw:formula="5000*(sin(60*(pi/180)))+5000"/>
            <draw:equation draw:name="f46" draw:formula="5000*(sin(90*(pi/180)))+5000"/>
            <draw:equation draw:name="f47" draw:formula="5000*(sin(120*(pi/180)))+5000"/>
            <draw:equation draw:name="f48" draw:formula="5000*(sin(150*(pi/180)))+5000"/>
            <draw:equation draw:name="f49" draw:formula="5000*(sin(180*(pi/180)))+5000"/>
            <draw:equation draw:name="f50" draw:formula="5000*(sin(210*(pi/180)))+5000"/>
            <draw:equation draw:name="f51" draw:formula="5000*(sin(240*(pi/180)))+5000"/>
            <draw:handle draw:handle-mirror-vertical="false" draw:handle-mirror-horizontal="false" draw:handle-switched="false" draw:handle-position="$0 5000" draw:handle-range-x-minimum="1000" draw:handle-range-x-maximum="45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9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_28_Default_29__20_Title_20_Master" presentation:presentation-page-layout-name="ALT19">
        <draw:frame draw:name="Title text7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37" draw:style-name="gr5" draw:id="id100" draw:layer="layout" svg:width="7.998cm" svg:height="7cm" svg:x="8.773cm" svg:y="5.46cm">
          <draw:object xlink:href="./Object 69" xlink:type="simple" xlink:show="embed" xlink:actuate="onLoad"/>
          <draw:image xlink:href="./ObjectReplacements/Object 6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_28_Default_29__20_Title_20_Master" presentation:presentation-page-layout-name="ALT19">
        <draw:frame draw:name="Title text7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37" draw:style-name="gr17" draw:text-style-name="P18" draw:id="id101" draw:layer="layout" svg:width="2.592cm" svg:height="2.184cm" svg:x="12.284cm" svg:y="7.314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_28_Default_29__20_Title_20_Master" presentation:presentation-page-layout-name="ALT19">
        <draw:frame draw:name="Title text7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8" draw:style-name="gr6" draw:text-style-name="P7" draw:id="id102" draw:layer="layout" svg:width="11.977cm" svg:height="9.414cm" svg:x="7.436cm" svg:y="5.40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_28_Default_29__20_Title_20_Master" presentation:presentation-page-layout-name="ALT19">
        <draw:frame draw:name="Title text7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75" draw:style-name="gr15" draw:id="id103" svg:width="4.218cm" svg:height="2.621cm" svg:x="11.713cm" svg:y="8.076cm" dr3d:transform="matrix (1 0 0 0 -0.939692620786134 -0.342020143325049 0 0.342020143325049 -0.939692620786134 0cm 0cm 0cm)" dr3d:vrp="(0 0 148217.857142857)" dr3d:projection="perspective" dr3d:distance="22.225cm" dr3d:focal-length="17.639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6250 12500 12500" svg:d="m12500-6250-11 515-31 510-51 504-71 498-91 492-109 484-128 478-146 469-164 462-181 453-199 444-214 434-231 425-247 414-262 405-277 393-292 382-306 371-319 358-333 346-346 333-358 319-371 306-382 292-393 277-405 262-415 247-425 231-434 214-444 199-453 181-462 164-469 146-478 128-484 109-492 91-498 71-504 51-510 31-514 11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_28_Default_29__20_Title_20_Master" presentation:presentation-page-layout-name="ALT19">
        <draw:frame draw:name="Title text7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39" draw:style-name="gr6" draw:text-style-name="P7" draw:id="id104" draw:layer="layout" svg:width="11.977cm" svg:height="9.414cm" svg:x="6.098cm" svg:y="5.263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_28_Default_29__20_Title_20_Master" presentation:presentation-page-layout-name="ALT19">
        <draw:frame draw:name="Title text7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Up-Down Arrow Callout1" draw:style-name="gr17" draw:text-style-name="P7" draw:id="id105" draw:layer="layout" svg:width="7.437cm" svg:height="3.9cm" svg:x="9.414cm" svg:y="6.35cm">
          <text:p/>
          <draw:enhanced-geometry svg:viewBox="0 0 10000 10000" draw:extrusion-first-light-direction="(5 0 -1)" draw:extrusion-second-light-direction="(-5 0 -1)" draw:extrusion-skew="50 -135" draw:type="ba-updowncallout" draw:modifiers="3000 4000 2000 4000" draw:enhanced-path="M 5000 0 L ?f0 $2 ?f1 $2 ?f1 $3 10000 $3 10000 ?f3 ?f1 ?f3 ?f1 ?f2 ?f0 ?f2 5000 10000 $0 ?f2 $1 ?f2 $1 ?f3 0 ?f3 0 $3 $1 $3 $1 $2 $0 $2 Z N">
            <draw:equation draw:name="f0" draw:formula="10000-$0"/>
            <draw:equation draw:name="f1" draw:formula="10000-$1"/>
            <draw:equation draw:name="f2" draw:formula="10000-$2"/>
            <draw:equation draw:name="f3" draw:formula="10000-$3"/>
            <draw:handle draw:handle-mirror-vertical="false" draw:handle-mirror-horizontal="false" draw:handle-switched="false" draw:handle-position="$0 0" draw:handle-range-x-minimum="0" draw:handle-range-x-maximum="$1"/>
            <draw:handle draw:handle-mirror-vertical="false" draw:handle-mirror-horizontal="false" draw:handle-switched="false" draw:handle-position="$1 $2" draw:handle-range-x-minimum="$0" draw:handle-range-x-maximum="5000" draw:handle-range-y-minimum="0" draw:handle-range-y-maximum="$3"/>
            <draw:handle draw:handle-mirror-vertical="false" draw:handle-mirror-horizontal="false" draw:handle-switched="false" draw:handle-position="0 $3" draw:handle-range-y-minimum="$2" draw:handle-range-y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_28_Default_29__20_Title_20_Master" presentation:presentation-page-layout-name="ALT19">
        <draw:frame draw:name="Title text7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40" draw:style-name="gr6" draw:text-style-name="P7" draw:id="id106" draw:layer="layout" svg:width="11.977cm" svg:height="9.414cm" svg:x="7.826cm" svg:y="3.34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_28_Default_29__20_Title_20_Master" presentation:presentation-page-layout-name="ALT19">
        <draw:frame draw:name="Title text8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Horizontal Scroll1" draw:style-name="gr17" draw:text-style-name="P7" draw:id="id107" draw:layer="layout" svg:width="5.905cm" svg:height="4.262cm" svg:x="11.086cm" svg:y="6.295cm">
          <text:p/>
          <draw:enhanced-geometry svg:viewBox="0 0 10000 12000" draw:extrusion-first-light-direction="(5 0 -1)" draw:extrusion-second-light-direction="(-5 0 -1)" draw:extrusion-skew="50 -135" draw:type="ss-horizonscroll" draw:modifiers="1000" draw:enhanced-path="M 0 ?f4 Y ?f0 ?f5 X $0 ?f4 Y ?f2 ?f3 X ?f0 ?f4 L ?f0 ?f5 N M $0 ?f4 L $0 ?f6 N M ?f7 ?f0 Y ?f8 ?f2 X ?f9 ?f0 L ?f9 $0 ?f7 $0 N M ?f9 $0 X 10000 ?f0 N M ?f7 $0 L ?f7 ?f0 Y ?f9 0 X 10000 ?f0 L 10000 ?f9 Y ?f9 ?f6 L $0 ?f6 $0 ?f1 Y ?f0 12000 X 0 ?f1 L 0 ?f4 Y ?f0 $0 L ?f7 $0 Z N">
            <draw:equation draw:name="f0" draw:formula="$0/2"/>
            <draw:equation draw:name="f1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$0 0" draw:handle-range-x-minimum="0" draw:handle-range-x-maximum="25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Fly Out" presentation:preset-sub-type="To Left" presentation:preset-class="exit">
                  <anim:animate smil:begin="0s" smil:dur="2s" smil:fill="hold" smil:targetElement="id107" smil:attributeName="x" smil:values="x;-width" smil:keyTimes="0;1"/>
                  <anim:animate smil:begin="0s" smil:dur="2s" smil:fill="hold" smil:targetElement="id107" smil:attributeName="y" smil:values="y;y" smil:keyTimes="0;1"/>
                  <anim:set smil:begin="2s" smil:dur="0.004s" smil:fill="hold" smil:targetElement="id107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_28_Default_29__20_Title_20_Master" presentation:presentation-page-layout-name="ALT19">
        <draw:frame draw:name="Title text8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40" draw:style-name="gr17" draw:text-style-name="P18" draw:id="id108" draw:layer="layout" svg:width="2.592cm" svg:height="2.184cm" svg:x="12.228cm" svg:y="7.119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7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_28_Default_29__20_Title_20_Master" presentation:presentation-page-layout-name="ALT19">
        <draw:frame draw:name="Title text8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42" draw:style-name="gr5" draw:id="id109" draw:layer="layout" svg:width="7.998cm" svg:height="7cm" svg:x="10.22cm" svg:y="6.35cm">
          <draw:object xlink:href="./Object 74" xlink:type="simple" xlink:show="embed" xlink:actuate="onLoad"/>
          <draw:image xlink:href="./ObjectReplacements/Object 74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0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_28_Default_29__20_Title_20_Master" presentation:presentation-page-layout-name="ALT19">
        <draw:frame draw:name="Title text8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Vertical Scroll1" draw:style-name="gr17" draw:text-style-name="P7" draw:id="id110" draw:layer="layout" svg:width="5.209cm" svg:height="7.019cm" svg:x="10.723cm" svg:y="5.988cm">
          <text:p/>
          <draw:enhanced-geometry svg:viewBox="0 0 12000 10000" draw:extrusion-first-light-direction="(5 0 -1)" draw:extrusion-second-light-direction="(-5 0 -1)" draw:extrusion-skew="50 -135" draw:type="ss-verticalscroll" draw:modifiers="1000" draw:enhanced-path="M ?f4 0 X ?f5 ?f0 Y ?f4 $0 X ?f3 ?f2 Y ?f4 ?f0 L ?f5 ?f0 N M ?f4 $0 L ?f6 $0 N M ?f0 ?f7 X ?f2 ?f8 Y ?f0 ?f9 L $0 ?f9 $0 ?f7 N M $0 ?f9 Y ?f0 10000 N M $0 ?f7 L ?f0 ?f7 X 0 ?f9 Y ?f0 10000 L ?f9 10000 X ?f6 ?f9 L ?f6 $0 ?f1 $0 X 12000 ?f0 Y ?f1 0 L ?f4 0 X $0 ?f0 L $0 ?f7 Z N">
            <draw:equation draw:name="f0" draw:formula="$0/2"/>
            <draw:equation draw:name="f1" draw:formula="12000-$0/2"/>
            <draw:equation draw:name="f2" draw:formula="($0*3)/4"/>
            <draw:equation draw:name="f3" draw:formula="($0*5)/4"/>
            <draw:equation draw:name="f4" draw:formula="($0*3)/2"/>
            <draw:equation draw:name="f5" draw:formula="$0*2"/>
            <draw:equation draw:name="f6" draw:formula="12000-$0"/>
            <draw:equation draw:name="f7" draw:formula="10000-$0"/>
            <draw:equation draw:name="f8" draw:formula="10000-($0*3)/4"/>
            <draw:equation draw:name="f9" draw:formula="10000-$0/2"/>
            <draw:handle draw:handle-mirror-vertical="false" draw:handle-mirror-horizontal="false" draw:handle-switched="false" draw:handle-position="0 $0" draw:handle-range-y-minimum="0" draw:handle-range-y-maximum="25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0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_28_Default_29__20_Title_20_Master" presentation:presentation-page-layout-name="ALT19">
        <draw:frame draw:name="Title text8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Ring5" draw:style-name="gr17" draw:text-style-name="P7" draw:id="id111" draw:layer="layout" svg:width="5.348cm" svg:height="5.209cm" svg:x="11.085cm" svg:y="6.294cm">
          <text:p/>
          <draw:enhanced-geometry svg:viewBox="0 0 10000 10000" draw:extrusion-first-light-direction="(5 0 -1)" draw:extrusion-second-light-direction="(-5 0 -1)" draw:extrusion-skew="50 -135" draw:type="bs-ring" draw:modifiers="3000" draw:enhanced-path="T 5000 5000 10000 10000 0 360 M ?f0 5000 T 5000 5000 ?f1 ?f1 0 360 N">
            <draw:equation draw:name="f0" draw:formula="10000-$0"/>
            <draw:equation draw:name="f1" draw:formula="10000-2*$0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_28_Default_29__20_Title_20_Master" presentation:presentation-page-layout-name="ALT19">
        <draw:frame draw:name="Title text8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7" draw:style-name="gr15" draw:id="id112" svg:width="6.733cm" svg:height="4.624cm" svg:x="10.277cm" svg:y="7.547cm" dr3d:transform="matrix (1 0 0 0 -0.939692620786134 -0.342020143325049 0 0.342020143325049 -0.939692620786134 0cm 0cm 0cm)" dr3d:vrp="(0 0 84028.5714285714)" dr3d:projection="perspective" dr3d:distance="1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1" draw:layer="layout" svg:viewBox="0 -6250 12500 12500" svg:d="m12500-6250-32 893-93 875-152 857-209 835-264 812-317 787-368 759-417 729-463 698-508 664-550 628-590 590-628 550-664 508-698 463-730 417-759 368-787 317-812 264-835 209-857 152-875 93-892 32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_28_Default_29__20_Title_20_Master" presentation:presentation-page-layout-name="ALT19">
        <draw:frame draw:name="Title text8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8" draw:style-name="gr15" draw:id="id113" svg:width="4.597cm" svg:height="9.193cm" svg:x="11.752cm" svg:y="4.651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2" draw:layer="layout" svg:viewBox="0 -5000 2500 10000" svg:d="m0-5000h250 250 500 500 500 250 250v10000h-250-250-500-500-500-250-250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_28_Default_29__20_Title_20_Master" presentation:presentation-page-layout-name="ALT19">
        <draw:frame draw:name="Title text8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3d:scene draw:name="3D scene9" draw:style-name="gr15" draw:id="id114" svg:width="6.63cm" svg:height="6.63cm" svg:x="10.388cm" svg:y="6.016cm" dr3d:vrp="(0 0 168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0" draw:layer="layout"/>
        </dr3d:scen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_28_Default_29__20_Title_20_Master" presentation:presentation-page-layout-name="ALT19">
        <draw:frame draw:name="Title text8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Regular Pentagon2" draw:style-name="gr17" draw:text-style-name="P7" draw:id="id115" draw:layer="layout" svg:width="7.131cm" svg:height="5.32cm" svg:x="9.191cm" svg:y="6.35cm">
          <text:p/>
          <draw:enhanced-geometry svg:viewBox="0 0 10000 10000" draw:extrusion-first-light-direction="(5 0 -1)" draw:extrusion-second-light-direction="(-5 0 -1)" draw:extrusion-skew="50 -135" draw:glue-points="?f0 ?f2 ?f3 ?f4 ?f9 ?f1 ?f7 ?f8 ?f5 ?f6" draw:type="bs-regularpentagon" draw:enhanced-path="M ?f0 ?f2 L ?f3 ?f4 ?f9 ?f1 ?f7 ?f8 ?f5 ?f6 Z N">
            <draw:equation draw:name="f0" draw:formula="cos(90*(pi/180))*5000+5000"/>
            <draw:equation draw:name="f1" draw:formula="sin(54*(pi/180))*5000+5000"/>
            <draw:equation draw:name="f2" draw:formula="-sin(90*(pi/180)*5000+5000"/>
            <draw:equation draw:name="f3" draw:formula="cos(18*(pi/180))*5000+5000"/>
            <draw:equation draw:name="f4" draw:formula="-sin(18*(pi/180))*5000+5000"/>
            <draw:equation draw:name="f5" draw:formula="-cos(18*(pi/180))*5000+5000"/>
            <draw:equation draw:name="f6" draw:formula="-sin(18*(pi/180))*5000+5000"/>
            <draw:equation draw:name="f7" draw:formula="-cos(54*(pi/180))*5000+5000"/>
            <draw:equation draw:name="f8" draw:formula="sin(54*(pi/180))*5000+5000"/>
            <draw:equation draw:name="f9" draw:formula="cos(54*(pi/180))*5000+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_28_Default_29__20_Title_20_Master" presentation:presentation-page-layout-name="ALT19">
        <draw:frame draw:name="Title text8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Left Arrow Callout2" draw:style-name="gr17" draw:text-style-name="P7" draw:id="id116" draw:layer="layout" svg:width="4.263cm" svg:height="5.377cm" svg:x="11.502cm" svg:y="5.291cm">
          <text:p/>
          <draw:enhanced-geometry svg:viewBox="0 0 10000 10000" draw:extrusion-first-light-direction="(5 0 -1)" draw:extrusion-second-light-direction="(-5 0 -1)" draw:extrusion-skew="50 -135" draw:type="ba-leftcallout" draw:modifiers="3000 2000 4000 6000" draw:enhanced-path="M 0 5000 L $1 $0 $1 $2 $3 $2 $3 0 10000 0 10000 10000 $3 10000 $3 ?f0 $1 ?f0 $1 ?f1 0 5000 N">
            <draw:equation draw:name="f0" draw:formula="10000-$2"/>
            <draw:equation draw:name="f1" draw:formula="10000-$0"/>
            <draw:handle draw:handle-mirror-vertical="false" draw:handle-mirror-horizontal="false" draw:handle-switched="false" draw:handle-position="0 $0" draw:handle-range-y-minimum="0" draw:handle-range-y-maximum="$2"/>
            <draw:handle draw:handle-mirror-vertical="false" draw:handle-mirror-horizontal="false" draw:handle-switched="false" draw:handle-position="$1 $2" draw:handle-range-x-minimum="0" draw:handle-range-x-maximum="$3" draw:handle-range-y-minimum="$0" draw:handle-range-y-maximum="5000"/>
            <draw:handle draw:handle-mirror-vertical="false" draw:handle-mirror-horizontal="false" draw:handle-switched="false" draw:handle-position="$3 0" draw:handle-range-x-minimum="$1" draw:handle-range-x-maximum="10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_28_Default_29__20_Title_20_Master" presentation:presentation-page-layout-name="ALT19">
        <draw:frame draw:name="Title text9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46" draw:style-name="gr6" draw:text-style-name="P7" draw:id="id117" draw:layer="layout" svg:width="11.977cm" svg:height="9.414cm" svg:x="5.931cm" svg:y="4.76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_28_Default_29__20_Title_20_Master" presentation:presentation-page-layout-name="ALT19">
        <draw:frame draw:name="Title text91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Or1" draw:style-name="gr17" draw:text-style-name="P7" draw:id="id118" draw:layer="layout" svg:width="5.237cm" svg:height="5.683cm" svg:x="10.917cm" svg:y="6.293cm">
          <text:p/>
          <draw:enhanced-geometry svg:viewBox="0 0 10000 10000" draw:extrusion-first-light-direction="(5 0 -1)" draw:extrusion-second-light-direction="(-5 0 -1)" draw:extrusion-skew="50 -135" draw:type="fc-or" draw:enhanced-path="T 5000 5000 10000 10000 0 360 Z N M 5000 0 L 5000 10000 N M 0 5000 L 10000 5000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8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_28_Default_29__20_Title_20_Master" presentation:presentation-page-layout-name="ALT19">
        <draw:frame draw:name="Title text92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embedded object (OLE)47" draw:style-name="gr5" draw:id="id119" draw:layer="layout" svg:width="7.998cm" svg:height="7cm" svg:x="9.72cm" svg:y="5.293cm">
          <draw:object xlink:href="./Object 79" xlink:type="simple" xlink:show="embed" xlink:actuate="onLoad"/>
          <draw:image xlink:href="./ObjectReplacements/Object 79" xlink:type="simple" xlink:show="embed" xlink:actuate="onLoad"/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19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_28_Default_29__20_Title_20_Master" presentation:presentation-page-layout-name="ALT19">
        <draw:frame draw:name="Title text9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Punched Tape1" draw:style-name="gr17" draw:text-style-name="P7" draw:id="id120" draw:layer="layout" svg:width="7.465cm" svg:height="4.93cm" svg:x="9.525cm" svg:y="6.35cm">
          <text:p/>
          <draw:enhanced-geometry svg:viewBox="0 0 20000 20000" draw:extrusion-first-light-direction="(5 0 -1)" draw:extrusion-second-light-direction="(-5 0 -1)" draw:extrusion-skew="50 -135" draw:glue-points="0 10000 20000 10000 10000 500 10000 17000" draw:type="fc-punchedtape" draw:enhanced-path="M 0 1000 C 520 2390 1810 2380 3770 2760 5830 2430 8510 2290 9090 670 9840 300 12600 160 14550 0 17070 170 19090 390 20000 1530 L 20000 17820 C 19040 15910 16720 15890 14540 15840 13110 15770 9710 15910 9170 17830 8550 19550 5780 19690 3690 20000 1620 19650 410 19530 0 1782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Diagonal Squares" presentation:preset-sub-type="To Bottom-right" presentation:preset-class="exit">
                  <anim:transitionFilter smil:begin="0s" smil:dur="2s" smil:fill="hold" smil:targetElement="id120" smil:type="waterfallWipe" smil:subtype="horizontalLeft" smil:mode="out"/>
                  <anim:set smil:begin="2s" smil:dur="0.004s" smil:fill="hold" smil:targetElement="id120" smil:attributeName="visibility" smil:to="hidden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1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_28_Default_29__20_Title_20_Master" presentation:presentation-page-layout-name="ALT19">
        <draw:frame draw:name="Title text9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48" draw:style-name="gr6" draw:text-style-name="P7" draw:id="id121" draw:layer="layout" svg:width="11.977cm" svg:height="9.414cm" svg:x="7.491cm" svg:y="4.762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21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2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_28_Default_29__20_Title_20_Master" presentation:presentation-page-layout-name="ALT19">
        <draw:frame draw:name="Title text95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5 Point47" draw:style-name="gr17" draw:text-style-name="P18" draw:id="id122" draw:layer="layout" svg:width="2.592cm" svg:height="2.184cm" svg:x="11.949cm" svg:y="6.757cm">
          <text:p/>
          <draw:enhanced-geometry svg:viewBox="0 0 10000 8660" draw:extrusion-first-light-direction="(5 0 -1)" draw:extrusion-second-light-direction="(-5 0 -1)" draw:extrusion-skew="50 -135" draw:glue-points="0 3000 5000 0 10000 3000 8200 8660 1800 8660" draw:type="ss-5point" draw:enhanced-path="M 0 3000 L 3700 3000 5000 0 6200 3000 10000 3000 7000 5200 8200 8660 5000 6500 1800 8660 3000 5200 Z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22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3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_28_Default_29__20_Title_20_Master" presentation:presentation-page-layout-name="ALT19">
        <draw:frame draw:name="Title text97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49" draw:style-name="gr6" draw:text-style-name="P7" draw:id="id123" draw:layer="layout" svg:width="11.977cm" svg:height="9.414cm" svg:x="7.575cm" svg:y="3.815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23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4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_28_Default_29__20_Title_20_Master" presentation:presentation-page-layout-name="ALT19">
        <draw:frame draw:name="Title text96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Moon6" draw:style-name="gr17" draw:text-style-name="P7" draw:id="id124" draw:layer="layout" svg:width="4.318cm" svg:height="6.407cm" svg:x="10.945cm" svg:y="6.21cm">
          <text:p/>
          <draw:enhanced-geometry svg:viewBox="0 0 10000 10000" draw:extrusion-first-light-direction="(5 0 -1)" draw:extrusion-second-light-direction="(-5 0 -1)" draw:extrusion-skew="50 -135" draw:type="ss-moon" draw:modifiers="5000" draw:enhanced-path="M 10000 0 C ?f0 ?f1 $0 2500 $0 5000 $0 7500 ?f0 ?f2 10000 10000 4500 10000 0 7500 0 5000 0 2500 4500 0 10000 0 N">
            <draw:equation draw:name="f0" draw:formula="5000+$0/2"/>
            <draw:equation draw:name="f1" draw:formula="$0 *1794/10000"/>
            <draw:equation draw:name="f2" draw:formula="10000-$0*1794/10000"/>
            <draw:handle draw:handle-mirror-vertical="false" draw:handle-mirror-horizontal="false" draw:handle-switched="false" draw:handle-position="$0 5000" draw:handle-range-x-minimum="0" draw:handle-range-x-maximum="75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24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5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_28_Default_29__20_Title_20_Master" presentation:presentation-page-layout-name="ALT19">
        <draw:frame draw:name="Title text98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50" draw:style-name="gr6" draw:text-style-name="P7" draw:id="id125" draw:layer="layout" svg:width="11.977cm" svg:height="9.414cm" svg:x="6.684cm" svg:y="4.539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25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6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_28_Default_29__20_Title_20_Master" presentation:presentation-page-layout-name="ALT19">
        <draw:frame draw:name="Title text63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Sequential Process3" draw:style-name="gr17" draw:text-style-name="P7" draw:id="id126" draw:layer="layout" svg:width="6.574cm" svg:height="5.181cm" svg:x="10.026cm" svg:y="6.935cm">
          <text:p/>
          <draw:enhanced-geometry svg:viewBox="0 0 10000 10000" draw:extrusion-first-light-direction="(5 0 -1)" draw:extrusion-second-light-direction="(-5 0 -1)" draw:extrusion-skew="50 -135" draw:type="fc-sequencialprocess" draw:enhanced-path="T 5000 5000 10000 10000 0 270 L 10000 10000 10000 8535 8535 8535 T 5000 5000 10000 10000 315 360 N"/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26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7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_28_Default_29__20_Title_20_Master" presentation:presentation-page-layout-name="ALT19">
        <draw:frame draw:name="Title text99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8 Point12" draw:style-name="gr17" draw:text-style-name="P7" draw:id="id127" draw:layer="layout" svg:width="5.154cm" svg:height="4.791cm" svg:x="9.915cm" svg:y="7.186cm">
          <text:p/>
          <draw:enhanced-geometry svg:viewBox="0 0 10000 10000" draw:extrusion-first-light-direction="(5 0 -1)" draw:extrusion-second-light-direction="(-5 0 -1)" draw:extrusion-skew="50 -135" draw:type="ss-8point" draw:modifiers="1500" draw:enhanced-path="M 0 5000 L ?f1 ?f7 ?f5 ?f8 ?f6 ?f9 5000 0 ?f12 ?f9 ?f11 ?f8 ?f10 ?f7 10000 5000 ?f10 ?f2 ?f11 ?f3 ?f12 ?f4 5000 10000 ?f6 ?f4 ?f5 ?f3 ?f1 ?f2 Z N">
            <draw:equation draw:name="f0" draw:formula="5000-$0"/>
            <draw:equation draw:name="f1" draw:formula="5000-cos(23*(pi/180))*?f0"/>
            <draw:equation draw:name="f2" draw:formula="5000+(sin(23*(pi/180)))*(?f0)"/>
            <draw:equation draw:name="f3" draw:formula="5000+(sin(45*(pi/180)))*5000"/>
            <draw:equation draw:name="f4" draw:formula="5000+(sin(68*(pi/180)))*(?f0)"/>
            <draw:equation draw:name="f5" draw:formula="5000-cos(45*(pi/180))*5000"/>
            <draw:equation draw:name="f6" draw:formula="5000-(cos(68*(pi/180)))*(?f0)"/>
            <draw:equation draw:name="f7" draw:formula="5000-(sin(23*(pi/180)))*(?f0)"/>
            <draw:equation draw:name="f8" draw:formula="5000-(sin(45*(pi/180)))*5000"/>
            <draw:equation draw:name="f9" draw:formula="5000-(sin(68*(pi/180)))*(?f0)"/>
            <draw:equation draw:name="f10" draw:formula="5000+(cos(23*(pi/180)))*(?f0)"/>
            <draw:equation draw:name="f11" draw:formula="5000+(cos(45*(pi/180)))*5000"/>
            <draw:equation draw:name="f12" draw:formula="5000+(cos(68*(pi/180)))*(?f0)"/>
            <draw:handle draw:handle-mirror-vertical="false" draw:handle-mirror-horizontal="false" draw:handle-switched="false" draw:handle-position="$0 5000" draw:handle-range-x-minimum="0" draw:handle-range-x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27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8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_28_Default_29__20_Title_20_Master" presentation:presentation-page-layout-name="ALT19">
        <draw:frame draw:name="Title text64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custom-shape draw:name="Block Arc1" draw:style-name="gr17" draw:text-style-name="P7" draw:id="id128" draw:layer="layout" svg:width="7.381cm" svg:height="6.323cm" svg:x="10.221cm" svg:y="7.353cm">
          <text:p/>
          <draw:enhanced-geometry svg:viewBox="0 0 10000 10000" draw:extrusion-first-light-direction="(5 0 -1)" draw:extrusion-second-light-direction="(-5 0 -1)" draw:extrusion-skew="50 -135" draw:type="bs-blockarc" draw:modifiers="0 2000" draw:enhanced-path="B 0 0 10000 10000 ?f4 ?f5 ?f6 ?f5 W ?f7 ?f7 ?f8 ?f8 ?f3 ?f2 ?f11 ?f2 Z N">
            <draw:equation draw:name="f0" draw:formula="5000*cos($0*(pi/180))"/>
            <draw:equation draw:name="f1" draw:formula="5000*sin($0*(pi/180))"/>
            <draw:equation draw:name="f2" draw:formula="5000+?f10"/>
            <draw:equation draw:name="f3" draw:formula="10000-?f11"/>
            <draw:equation draw:name="f4" draw:formula="5000+?f0"/>
            <draw:equation draw:name="f5" draw:formula="5000+?f1"/>
            <draw:equation draw:name="f6" draw:formula="10000-?f4"/>
            <draw:equation draw:name="f7" draw:formula="5000-$1"/>
            <draw:equation draw:name="f8" draw:formula="5000+$1"/>
            <draw:equation draw:name="f9" draw:formula="($1)*cos($0*(pi/180))"/>
            <draw:equation draw:name="f10" draw:formula="($1)*sin($0*(pi/180))"/>
            <draw:equation draw:name="f11" draw:formula="5000+?f9"/>
            <draw:handle draw:handle-mirror-vertical="false" draw:handle-mirror-horizontal="false" draw:handle-switched="false" draw:handle-position="$0 $1" draw:handle-polar="5000 5000" draw:handle-radius-range-minimum="0" draw:handle-radius-range-maximum="5000"/>
          </draw:enhanced-geometry>
        </draw:custom-shap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Whirlpool" presentation:preset-sub-type="Full Spin" presentation:preset-class="emphasis">
                  <anim:animateTransform smil:begin="0s" smil:dur="2s" smil:fill="hold" smil:targetElement="id128" smil:by="360" smil:attributeName="transform" svg:type="rotate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99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_28_Default_29__20_Title_20_Master" presentation:presentation-page-layout-name="ALT19">
        <draw:frame draw:name="Title text100" presentation:style-name="pr3" draw:text-style-name="P4" draw:layer="layout" svg:width="23.912cm" svg:height="3.507cm" svg:x="2.058cm" svg:y="8.4cm" presentation:class="title" presentation:placeholder="true" presentation:user-transformed="true">
          <draw:text-box/>
        </draw:frame>
        <draw:frame draw:name="Bitmap52" draw:style-name="gr6" draw:text-style-name="P7" draw:id="id129" draw:layer="layout" svg:width="11.977cm" svg:height="9.414cm" svg:x="8.549cm" svg:y="4.957cm">
          <draw:image xlink:href="Pictures/10000000000002580000018FB151A5C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Star (4 Point)" presentation:preset-class="motion-path">
                  <anim:animateMotion smil:begin="0s" smil:dur="2s" smil:fill="hold" smil:targetElement="id129" svg:path="M 0 0 L 0.091 -0.0453 L 0.125 -0.16655 L 0.158 -0.0453 L 0.249 0 L 0.158 0.0453 L 0.125 0.16655 L 0.091 0.0453 L 0 0 Z"/>
                </anim:par>
              </anim:par>
            </anim:par>
          </anim:seq>
        </anim:par>
        <presentation:notes draw:style-name="dp2">
          <draw:page-thumbnail draw:style-name="gr8" draw:layer="layout" svg:width="13.706cm" svg:height="10.28cm" svg:x="3.647cm" svg:y="2.853cm" draw:page-number="100" presentation:class="page"/>
          <draw:frame presentation:style-name="pr9" draw:text-style-name="P10" draw:layer="layout" svg:width="14.518cm" svg:height="11.41cm" svg:x="3.249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Arial" style:font-pitch-asian="variable" style:font-size-asian="12pt" style:language-asian="zxx" style:country-asian="none" style:font-family-complex="Tahoma" style:font-pitch-complex="variable" style:font-size-complex="12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'Times New Roman'" style:font-family-generic="roman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</style:style>
    <style:style style:name="_28_Default_29__20_Title_20_Master-backgroundobjects" style:display-name="(Default) Title Master-backgroundobjects" style:family="presentation">
      <style:graphic-properties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text:enable-numbering="false" draw:stroke="none" draw:fill="none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text:enable-numbering="true"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text:enable-numbering="false"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text:enable-numbering="false"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'Times New Roman'" style:font-family-generic="roman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/>
    </style:style>
    <style:style style:name="_28_Default_29__20_Title_2f_Text_20_Master-backgroundobjects" style:display-name="(Default) Title/Text Master-backgroundobjects" style:family="presentation">
      <style:graphic-properties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text:enable-numbering="false" draw:stroke="none" draw:fill="none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text:enable-numbering="true"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text:enable-numbering="false"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text:enable-numbering="false"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'Times New Roman'" style:font-family-generic="roman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Mdp11" style:family="drawing-page">
      <style:drawing-page-properties draw:background-size="border" draw:fill="none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4" style:family="graphic" style:parent-style-name="standard">
      <style:graphic-properties draw:stroke="none" draw:fill="none" draw:fill-color="#ffffff" fo:min-height="0.952cm" fo:wrap-option="wrap"/>
    </style:style>
    <style:style style:name="Mpr16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17" style:family="presentation" style:parent-style-name="_28_Default_29__20_Title_20_Master-title">
      <style:graphic-properties fo:wrap-option="wrap"/>
    </style:style>
    <style:style style:name="Mpr18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19" style:family="presentation" style:parent-style-name="_28_Default_29__20_Title_20_Master-notes">
      <style:graphic-properties fo:wrap-option="wrap"/>
    </style:style>
    <style:style style:name="Mpr20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21" style:family="presentation" style:parent-style-name="_28_Default_29__20_Title_2f_Text_20_Master-title">
      <style:graphic-properties fo:wrap-option="wrap"/>
    </style:style>
    <style:style style:name="Mpr22" style:family="presentation" style:parent-style-name="_28_Default_29__20_Title_2f_Text_20_Master-outline1">
      <style:graphic-properties fo:wrap-option="wrap"/>
    </style:style>
    <style:style style:name="Mpr23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24" style:family="presentation" style:parent-style-name="_28_Default_29__20_Title_2f_Text_20_Master-notes">
      <style:graphic-properties fo:wrap-option="wrap"/>
    </style:style>
    <style:style style:name="MP13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text-indent="0cm" style:punctuation-wrap="simple" style:line-break="strict" style:writing-mode="lr-tb"/>
    </style:style>
    <text:list-style style:name="M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 draw:style-name="Mdp12">
      <draw:frame draw:style-name="Mgr14" draw:text-style-name="MP15" draw:layer="backgroundobjects" svg:width="10.794cm" svg:height="0.954cm" svg:x="2cm" svg:y="0.64cm" presentation:class="header">
        <draw:text-box>
          <text:p text:style-name="MP13"><presentation:header/></text:p>
        </draw:text-box>
      </draw:frame>
      <draw:frame draw:style-name="Mgr14" draw:text-style-name="MP15" draw:layer="backgroundobjects" svg:width="10.794cm" svg:height="0.954cm" svg:x="16.906cm" svg:y="0.64cm" presentation:class="date-time">
        <draw:text-box>
          <text:p text:style-name="MP13"><presentation:date-time/></text:p>
        </draw:text-box>
      </draw:frame>
      <draw:frame draw:style-name="Mgr14" draw:text-style-name="MP15" draw:layer="backgroundobjects" svg:width="10.794cm" svg:height="0.954cm" svg:x="2cm" svg:y="19.391cm" presentation:class="footer">
        <draw:text-box>
          <text:p text:style-name="MP13"><presentation:footer/></text:p>
        </draw:text-box>
      </draw:frame>
      <draw:frame draw:style-name="Mgr14" draw:text-style-name="MP15" draw:layer="backgroundobjects" svg:width="10.794cm" svg:height="0.954cm" svg:x="16.906cm" svg:y="19.391cm" presentation:class="page-number">
        <draw:text-box>
          <text:p text:style-name="MP13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_28_Default_29__20_Title_20_Master" style:display-name="(Default) Title Master" style:page-layout-name="PM1" draw:style-name="Mdp11">
      <draw:frame presentation:style-name="Mpr16" draw:text-style-name="MP15" draw:layer="backgroundobjects" svg:width="8.4cm" svg:height="1.008cm" svg:x="2.058cm" svg:y="19.551cm" presentation:class="date-time">
        <draw:text-box>
          <text:p text:style-name="MP13"><presentation:date-time/></text:p>
        </draw:text-box>
      </draw:frame>
      <draw:frame presentation:style-name="Mpr16" draw:text-style-name="MP15" draw:layer="backgroundobjects" svg:width="6.72cm" svg:height="1.008cm" svg:x="10.654cm" svg:y="19.551cm" presentation:class="page-number">
        <draw:text-box>
          <text:p text:style-name="MP13"><text:page-number>&lt;number&gt;</text:page-number></text:p>
        </draw:text-box>
      </draw:frame>
      <draw:frame presentation:style-name="Mpr16" draw:text-style-name="MP15" draw:layer="backgroundobjects" svg:width="8.4cm" svg:height="1.008cm" svg:x="17.57cm" svg:y="19.551cm" presentation:class="footer">
        <draw:text-box>
          <text:p text:style-name="MP13"><presentation:footer/></text:p>
        </draw:text-box>
      </draw:frame>
      <draw:frame presentation:style-name="Mpr17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18" draw:text-style-name="MP15" draw:layer="backgroundobjects" svg:width="6.8cm" svg:height="1cm" svg:x="2cm" svg:y="0.5cm" presentation:class="header">
          <draw:text-box>
            <text:p text:style-name="MP13"><presentation:header/></text:p>
          </draw:text-box>
        </draw:frame>
        <draw:frame presentation:style-name="Mpr18" draw:text-style-name="MP15" draw:layer="backgroundobjects" svg:width="6.8cm" svg:height="1cm" svg:x="12.2cm" svg:y="0.5cm" presentation:class="date-time">
          <draw:text-box>
            <text:p text:style-name="MP13"><presentation:date-time/></text:p>
          </draw:text-box>
        </draw:frame>
        <draw:frame presentation:style-name="Mpr18" draw:text-style-name="MP15" draw:layer="backgroundobjects" svg:width="6.8cm" svg:height="1cm" svg:x="2cm" svg:y="28.2cm" presentation:class="footer">
          <draw:text-box>
            <text:p text:style-name="MP13"><presentation:footer/></text:p>
          </draw:text-box>
        </draw:frame>
        <draw:frame presentation:style-name="Mpr18" draw:text-style-name="MP15" draw:layer="backgroundobjects" svg:width="6.8cm" svg:height="1cm" svg:x="12.2cm" svg:y="28.2cm" presentation:class="page-number">
          <draw:text-box>
            <text:p text:style-name="MP13"><text:page-number>&lt;number&gt;</text:page-number></text:p>
          </draw:text-box>
        </draw:frame>
        <draw:page-thumbnail presentation:style-name="Mpr17" draw:layer="backgroundobjects" svg:width="13.706cm" svg:height="10.28cm" svg:x="3.647cm" svg:y="2.853cm" presentation:class="page"/>
        <draw:frame presentation:style-name="Mpr19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1">
      <draw:frame presentation:style-name="Mpr20" draw:text-style-name="MP15" draw:layer="backgroundobjects" svg:width="8.4cm" svg:height="1.008cm" svg:x="2.058cm" svg:y="19.551cm" presentation:class="date-time">
        <draw:text-box>
          <text:p text:style-name="MP13"><presentation:date-time/></text:p>
        </draw:text-box>
      </draw:frame>
      <draw:frame presentation:style-name="Mpr20" draw:text-style-name="MP15" draw:layer="backgroundobjects" svg:width="6.72cm" svg:height="1.008cm" svg:x="10.654cm" svg:y="19.551cm" presentation:class="page-number">
        <draw:text-box>
          <text:p text:style-name="MP13"><text:page-number>&lt;number&gt;</text:page-number></text:p>
        </draw:text-box>
      </draw:frame>
      <draw:frame presentation:style-name="Mpr20" draw:text-style-name="MP15" draw:layer="backgroundobjects" svg:width="8.4cm" svg:height="1.008cm" svg:x="17.57cm" svg:y="19.551cm" presentation:class="footer">
        <draw:text-box>
          <text:p text:style-name="MP13"><presentation:footer/></text:p>
        </draw:text-box>
      </draw:frame>
      <draw:frame presentation:style-name="Mpr21" draw:layer="backgroundobjects" svg:width="23.912cm" svg:height="3.507cm" svg:x="2.058cm" svg:y="1.743cm" presentation:class="title" presentation:placeholder="true">
        <draw:text-box/>
      </draw:frame>
      <draw:frame presentation:style-name="Mpr22" draw:layer="backgroundobjects" svg:width="23.912cm" svg:height="13.23cm" svg:x="2.058cm" svg:y="5.838cm" presentation:class="outline" presentation:placeholder="true">
        <draw:text-box/>
      </draw:frame>
      <presentation:notes style:page-layout-name="PM2">
        <draw:frame presentation:style-name="Mpr23" draw:text-style-name="MP15" draw:layer="backgroundobjects" svg:width="6.8cm" svg:height="1cm" svg:x="2cm" svg:y="0.5cm" presentation:class="header">
          <draw:text-box>
            <text:p text:style-name="MP13"><presentation:header/></text:p>
          </draw:text-box>
        </draw:frame>
        <draw:frame presentation:style-name="Mpr23" draw:text-style-name="MP15" draw:layer="backgroundobjects" svg:width="6.8cm" svg:height="1cm" svg:x="12.2cm" svg:y="0.5cm" presentation:class="date-time">
          <draw:text-box>
            <text:p text:style-name="MP13"><presentation:date-time/></text:p>
          </draw:text-box>
        </draw:frame>
        <draw:frame presentation:style-name="Mpr23" draw:text-style-name="MP15" draw:layer="backgroundobjects" svg:width="6.8cm" svg:height="1cm" svg:x="2cm" svg:y="28.2cm" presentation:class="footer">
          <draw:text-box>
            <text:p text:style-name="MP13"><presentation:footer/></text:p>
          </draw:text-box>
        </draw:frame>
        <draw:frame presentation:style-name="Mpr23" draw:text-style-name="MP15" draw:layer="backgroundobjects" svg:width="6.8cm" svg:height="1cm" svg:x="12.2cm" svg:y="28.2cm" presentation:class="page-number">
          <draw:text-box>
            <text:p text:style-name="MP13"><text:page-number>&lt;number&gt;</text:page-number></text:p>
          </draw:text-box>
        </draw:frame>
        <draw:page-thumbnail presentation:style-name="Mpr21" draw:layer="backgroundobjects" svg:width="14.538cm" svg:height="10.28cm" svg:x="3.231cm" svg:y="2.853cm" presentation:class="page"/>
        <draw:frame presentation:style-name="Mpr24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IBM_Lotus_Symphony/3.0$Win32 OpenOffice.org_project/310m11$Build-9399</meta:generator>
    <meta:initial-creator>hongyf</meta:initial-creator>
    <meta:creation-date>2009-03-31T14:03:44</meta:creation-date>
    <dc:creator>hongyf</dc:creator>
    <dc:date>2009-03-31T16:04:03</dc:date>
    <dc:language>en-US</dc:language>
    <meta:editing-cycles>2</meta:editing-cycles>
    <meta:editing-duration>PT32M30S</meta:editing-duration>
    <meta:document-statistic meta:object-count="456"/>
    <meta:user-defined meta:name="Info 1"/>
    <meta:user-defined meta:name="Info 2"/>
    <meta:user-defined meta:name="Info 3"/>
    <meta:user-defined meta:name="Info 4"/>
  </office:meta>
</office:document-meta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1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7.998cm" svg:height="7cm" chart:class="chart:bar" chart:style-name="ch1">
        <chart:title svg:x="3.133cm" svg:y="0.14cm" chart:style-name="ch2">
          <text:p>Main title</text:p>
        </chart:title>
        <chart:legend chart:legend-position="end" svg:x="6.569cm" svg:y="2.963cm" chart:style-name="ch3"/>
        <chart:plot-area chart:style-name="ch4" svg:x="0.158cm" svg:y="0.923cm" svg:width="6.096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

<file path=Object 8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SimSun" style:font-pitch-asian="variable" style:font-size-asian="13pt" style:font-family-complex="Tahoma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SimSun" style:font-pitch-asian="variable" style:font-size-asian="7pt" style:font-family-complex="Tahoma" style:font-pitch-complex="variable" style:font-size-complex="7pt"/>
    </style:style>
    <style:style style:name="ch7" style:family="chart">
      <style:graphic-properties draw:fill-color="#0066cc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8" style:family="chart">
      <style:graphic-properties draw:fill-color="#ff8080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9" style:family="chart">
      <style:graphic-properties draw:fill-color="#ccffff"/>
      <style:text-properties fo:font-family="Arial" style:font-family-generic="swiss" style:font-pitch="variable" fo:font-size="6pt" style:font-family-asian="SimSun" style:font-pitch-asian="variable" style:font-size-asian="6pt" style:font-family-complex="Tahoma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cm" svg:height="7cm" chart:class="chart:bar" chart:style-name="ch1">
        <chart:title svg:x="3.152cm" svg:y="0.14cm" chart:style-name="ch2">
          <text:p>Main title</text:p>
        </chart:title>
        <chart:legend chart:legend-position="end" svg:x="6.569cm" svg:y="2.963cm" chart:style-name="ch3"/>
        <chart:plot-area chart:style-name="ch4" svg:x="0.16cm" svg:y="0.923cm" svg:width="6.09cm" svg:height="5.937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values-cell-range-address="local-table.B2:.B5" chart:label-cell-address="local-table.B1" chart:style-name="ch7">
            <chart:data-point chart:repeated="4"/>
          </chart:series>
          <chart:series chart:values-cell-range-address="local-table.C2:.C5" chart:label-cell-address="local-table.C1" chart:style-name="ch8">
            <chart:data-point chart:repeated="4"/>
          </chart:series>
          <chart:series chart:values-cell-range-address="local-table.D2:.D5" chart:label-cell-address="local-table.D1"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8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0">
  <office:styles/>
</office:document-styles>
</file>